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roman" svg:panose-1="0 0 0 0 0 0 0 0 0 0"/>
    <style:font-face style:name="Lohit Hindi" svg:font-family="Lohit Hindi" style:font-family-generic="roman" svg:panose-1="0 0 0 0 0 0 0 0 0 0"/>
    <style:font-face style:name="Arial" svg:font-family="Arial" style:font-family-generic="swiss" style:font-pitch="variable" svg:panose-1="2 11 6 4 2 2 2 2 2 4"/>
    <style:font-face style:name="Adobe Garamond Pro" svg:font-family="Adobe Garamond Pro" style:font-family-generic="roman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dobe Garamond Pro" fo:font-weight="bold" style:font-weight-asian="bold" style:font-weight-complex="bold" fo:font-size="18pt" style:font-size-asian="18pt" style:font-size-complex="18pt"/>
    </style:style>
    <style:style style:name="P2" style:parent-style-name="Standard" style:family="paragraph">
      <style:text-properties style:font-name="Adobe Garamond Pro"/>
    </style:style>
    <style:style style:name="P3" style:parent-style-name="Standard" style:family="paragraph">
      <style:text-properties style:font-name="Adobe Garamond Pro"/>
    </style:style>
    <style:style style:name="P4" style:parent-style-name="Standard" style:family="paragraph">
      <style:text-properties style:font-name="Adobe Garamond Pro"/>
    </style:style>
    <style:style style:name="P5" style:parent-style-name="Standard" style:family="paragraph">
      <style:text-properties style:font-name="Adobe Garamond Pro"/>
    </style:style>
    <style:style style:name="P6" style:parent-style-name="Standard" style:family="paragraph">
      <style:text-properties style:font-name="Adobe Garamond Pro"/>
    </style:style>
    <style:style style:name="P7" style:parent-style-name="Standard" style:family="paragraph">
      <style:text-properties style:font-name="Adobe Garamond Pro"/>
    </style:style>
    <style:style style:name="P8" style:parent-style-name="Standard" style:family="paragraph">
      <style:text-properties style:font-name="Adobe Garamond Pro"/>
    </style:style>
    <style:style style:name="P9" style:parent-style-name="Standard" style:family="paragraph">
      <style:text-properties style:font-name="Adobe Garamond Pro"/>
    </style:style>
    <style:style style:name="P10" style:parent-style-name="Standard" style:family="paragraph">
      <style:text-properties style:font-name="Adobe Garamond Pro"/>
    </style:style>
    <style:style style:name="T11" style:parent-style-name="DefaultParagraphFont" style:family="text">
      <style:text-properties style:font-name="Adobe Garamond Pro"/>
    </style:style>
    <style:style style:name="T12" style:parent-style-name="DefaultParagraphFont" style:family="text">
      <style:text-properties style:font-name="Adobe Garamond Pro" fo:font-style="italic" style:font-style-asian="italic" style:font-style-complex="italic"/>
    </style:style>
    <style:style style:name="T13" style:parent-style-name="DefaultParagraphFont" style:family="text">
      <style:text-properties style:font-name="Adobe Garamond Pro"/>
    </style:style>
    <style:style style:name="T14" style:parent-style-name="DefaultParagraphFont" style:family="text">
      <style:text-properties style:font-name="Adobe Garamond Pro"/>
    </style:style>
    <style:style style:name="P15" style:parent-style-name="Standard" style:family="paragraph">
      <style:text-properties style:font-name="Adobe Garamond Pro"/>
    </style:style>
    <style:style style:name="P16" style:parent-style-name="Standard" style:family="paragraph">
      <style:text-properties style:font-name="Adobe Garamond Pro"/>
    </style:style>
    <style:style style:name="P17" style:parent-style-name="Standard" style:family="paragraph">
      <style:text-properties style:font-name="Adobe Garamond Pro"/>
    </style:style>
    <style:style style:name="P18" style:parent-style-name="Standard" style:family="paragraph">
      <style:text-properties style:font-name="Adobe Garamond Pro"/>
    </style:style>
    <style:style style:name="P19" style:parent-style-name="Standard" style:family="paragraph">
      <style:text-properties style:font-name="Adobe Garamond Pro"/>
    </style:style>
    <style:style style:name="P20" style:parent-style-name="Standard" style:family="paragraph">
      <style:text-properties style:font-name="Adobe Garamond Pro"/>
    </style:style>
    <style:style style:name="P21" style:parent-style-name="Standard" style:family="paragraph">
      <style:text-properties style:font-name="Adobe Garamond Pro"/>
    </style:style>
    <style:style style:name="T22" style:parent-style-name="DefaultParagraphFont" style:family="text">
      <style:text-properties style:font-name="Adobe Garamond Pro"/>
    </style:style>
    <style:style style:name="T23" style:parent-style-name="DefaultParagraphFont" style:family="text">
      <style:text-properties style:font-name="Adobe Garamond Pro" fo:font-style="italic" style:font-style-asian="italic" style:font-style-complex="italic"/>
    </style:style>
    <style:style style:name="T24" style:parent-style-name="DefaultParagraphFont" style:family="text">
      <style:text-properties style:font-name="Adobe Garamond Pro"/>
    </style:style>
    <style:style style:name="P25" style:parent-style-name="Standard" style:family="paragraph">
      <style:text-properties style:font-name="Adobe Garamond Pro"/>
    </style:style>
    <style:style style:name="P26" style:parent-style-name="Standard" style:family="paragraph">
      <style:text-properties style:font-name="Adobe Garamond Pro"/>
    </style:style>
    <style:style style:name="P27" style:parent-style-name="Standard" style:family="paragraph">
      <style:text-properties style:font-name="Adobe Garamond Pro"/>
    </style:style>
    <style:style style:name="P28" style:parent-style-name="Standard" style:family="paragraph">
      <style:text-properties style:font-name="Adobe Garamond Pro"/>
    </style:style>
    <style:style style:name="T29" style:parent-style-name="DefaultParagraphFont" style:family="text">
      <style:text-properties style:font-name="Adobe Garamond Pro"/>
    </style:style>
    <style:style style:name="T30" style:parent-style-name="DefaultParagraphFont" style:family="text">
      <style:text-properties style:font-name="Adobe Garamond Pro" fo:font-style="italic" style:font-style-asian="italic" style:font-style-complex="italic"/>
    </style:style>
    <style:style style:name="T31" style:parent-style-name="DefaultParagraphFont" style:family="text">
      <style:text-properties style:font-name="Adobe Garamond Pro"/>
    </style:style>
    <style:style style:name="T32" style:parent-style-name="DefaultParagraphFont" style:family="text">
      <style:text-properties style:font-name="Adobe Garamond Pro" fo:font-style="italic" style:font-style-asian="italic" style:font-style-complex="italic"/>
    </style:style>
    <style:style style:name="T33" style:parent-style-name="DefaultParagraphFont" style:family="text">
      <style:text-properties style:font-name="Adobe Garamond Pro"/>
    </style:style>
    <style:style style:name="T34" style:parent-style-name="DefaultParagraphFont" style:family="text">
      <style:text-properties style:font-name="Adobe Garamond Pro" fo:font-style="italic" style:font-style-asian="italic" style:font-style-complex="italic"/>
    </style:style>
    <style:style style:name="T35" style:parent-style-name="DefaultParagraphFont" style:family="text">
      <style:text-properties style:font-name="Adobe Garamond Pro"/>
    </style:style>
    <style:style style:name="P36" style:parent-style-name="Standard" style:family="paragraph">
      <style:text-properties style:font-name="Adobe Garamond Pro"/>
    </style:style>
    <style:style style:name="T37" style:parent-style-name="DefaultParagraphFont" style:family="text">
      <style:text-properties style:font-name="Adobe Garamond Pro"/>
    </style:style>
    <style:style style:name="T38" style:parent-style-name="DefaultParagraphFont" style:family="text">
      <style:text-properties style:font-name="Adobe Garamond Pro" fo:font-style="italic" style:font-style-asian="italic" style:font-style-complex="italic"/>
    </style:style>
    <style:style style:name="P39" style:parent-style-name="Standard" style:family="paragraph">
      <style:text-properties style:font-name="Adobe Garamond Pro"/>
    </style:style>
    <style:style style:name="T40" style:parent-style-name="DefaultParagraphFont" style:family="text">
      <style:text-properties style:font-name="Adobe Garamond Pro" fo:font-style="italic" style:font-style-asian="italic" style:font-style-complex="italic"/>
    </style:style>
    <style:style style:name="T41" style:parent-style-name="DefaultParagraphFont" style:family="text">
      <style:text-properties style:font-name="Adobe Garamond Pro"/>
    </style:style>
    <style:style style:name="P42" style:parent-style-name="Standard" style:family="paragraph">
      <style:text-properties style:font-name="Adobe Garamond Pro"/>
    </style:style>
    <style:style style:name="P43" style:parent-style-name="Standard" style:family="paragraph">
      <style:text-properties style:font-name="Adobe Garamond Pro"/>
    </style:style>
    <style:style style:name="T44" style:parent-style-name="DefaultParagraphFont" style:family="text">
      <style:text-properties style:font-name="Adobe Garamond Pro" fo:font-style="italic" style:font-style-asian="italic" style:font-style-complex="italic"/>
    </style:style>
    <style:style style:name="T45" style:parent-style-name="DefaultParagraphFont" style:family="text">
      <style:text-properties style:font-name="Adobe Garamond Pro"/>
    </style:style>
    <style:style style:name="T46" style:parent-style-name="DefaultParagraphFont" style:family="text">
      <style:text-properties style:font-name="Adobe Garamond Pro" fo:font-style="italic" style:font-style-asian="italic" style:font-style-complex="italic"/>
    </style:style>
    <style:style style:name="T47" style:parent-style-name="DefaultParagraphFont" style:family="text">
      <style:text-properties style:font-name="Adobe Garamond Pro"/>
    </style:style>
    <style:style style:name="T48" style:parent-style-name="DefaultParagraphFont" style:family="text">
      <style:text-properties style:font-name="Adobe Garamond Pro"/>
    </style:style>
    <style:style style:name="T49" style:parent-style-name="DefaultParagraphFont" style:family="text">
      <style:text-properties style:font-name="Adobe Garamond Pro"/>
    </style:style>
    <style:style style:name="T50" style:parent-style-name="DefaultParagraphFont" style:family="text">
      <style:text-properties style:font-name="Adobe Garamond Pro"/>
    </style:style>
    <style:style style:name="T51" style:parent-style-name="DefaultParagraphFont" style:family="text">
      <style:text-properties style:font-name="Adobe Garamond Pro"/>
    </style:style>
    <style:style style:name="T52" style:parent-style-name="DefaultParagraphFont" style:family="text">
      <style:text-properties style:font-name="Adobe Garamond Pro"/>
    </style:style>
    <style:style style:name="T53" style:parent-style-name="DefaultParagraphFont" style:family="text">
      <style:text-properties style:font-name="Adobe Garamond Pro"/>
    </style:style>
    <style:style style:name="P54" style:parent-style-name="Standard" style:family="paragraph">
      <style:text-properties style:font-name="Adobe Garamond Pro" fo:font-style="italic" style:font-style-asian="italic" style:font-style-complex="italic"/>
    </style:style>
    <style:style style:name="T55" style:parent-style-name="DefaultParagraphFont" style:family="text">
      <style:text-properties style:font-name="Adobe Garamond Pro" fo:font-style="italic" style:font-style-asian="italic" style:font-style-complex="italic"/>
    </style:style>
    <style:style style:name="T56" style:parent-style-name="DefaultParagraphFont" style:family="text">
      <style:text-properties style:font-name="Adobe Garamond Pro"/>
    </style:style>
    <style:style style:name="T57" style:parent-style-name="DefaultParagraphFont" style:family="text">
      <style:text-properties style:font-name="Adobe Garamond Pro" fo:font-style="italic" style:font-style-asian="italic" style:font-style-complex="italic"/>
    </style:style>
    <style:style style:name="T58" style:parent-style-name="DefaultParagraphFont" style:family="text">
      <style:text-properties style:font-name="Adobe Garamond Pro"/>
    </style:style>
    <style:style style:name="T59" style:parent-style-name="DefaultParagraphFont" style:family="text">
      <style:text-properties style:font-name="Adobe Garamond Pro" fo:font-style="italic" style:font-style-asian="italic" style:font-style-complex="italic"/>
    </style:style>
    <style:style style:name="T60" style:parent-style-name="DefaultParagraphFont" style:family="text">
      <style:text-properties style:font-name="Adobe Garamond Pro"/>
    </style:style>
    <style:style style:name="T61" style:parent-style-name="DefaultParagraphFont" style:family="text">
      <style:text-properties style:font-name="Adobe Garamond Pro"/>
    </style:style>
    <style:style style:name="T62" style:parent-style-name="DefaultParagraphFont" style:family="text">
      <style:text-properties style:font-name="Adobe Garamond Pro"/>
    </style:style>
    <style:style style:name="T63" style:parent-style-name="DefaultParagraphFont" style:family="text">
      <style:text-properties style:font-name="Adobe Garamond Pro"/>
    </style:style>
    <style:style style:name="T64" style:parent-style-name="DefaultParagraphFont" style:family="text">
      <style:text-properties style:font-name="Adobe Garamond Pro"/>
    </style:style>
    <style:style style:name="T65" style:parent-style-name="DefaultParagraphFont" style:family="text">
      <style:text-properties style:font-name="Adobe Garamond Pro"/>
    </style:style>
    <style:style style:name="T66" style:parent-style-name="DefaultParagraphFont" style:family="text">
      <style:text-properties style:font-name="Adobe Garamond Pro"/>
    </style:style>
    <style:style style:name="T67" style:parent-style-name="DefaultParagraphFont" style:family="text">
      <style:text-properties style:font-name="Adobe Garamond Pro"/>
    </style:style>
    <style:style style:name="T68" style:parent-style-name="DefaultParagraphFont" style:family="text">
      <style:text-properties style:font-name="Adobe Garamond Pro"/>
    </style:style>
    <style:style style:name="T69" style:parent-style-name="DefaultParagraphFont" style:family="text">
      <style:text-properties style:font-name="Adobe Garamond Pro"/>
    </style:style>
    <style:style style:name="T70" style:parent-style-name="DefaultParagraphFont" style:family="text">
      <style:text-properties style:font-name="Adobe Garamond Pro"/>
    </style:style>
    <style:style style:name="T71" style:parent-style-name="DefaultParagraphFont" style:family="text">
      <style:text-properties style:font-name="Adobe Garamond Pro"/>
    </style:style>
    <style:style style:name="T72" style:parent-style-name="DefaultParagraphFont" style:family="text">
      <style:text-properties style:font-name="Adobe Garamond Pro" fo:font-style="italic" style:font-style-asian="italic" style:font-style-complex="italic"/>
    </style:style>
    <style:style style:name="T73" style:parent-style-name="DefaultParagraphFont" style:family="text">
      <style:text-properties style:font-name="Adobe Garamond Pro"/>
    </style:style>
    <style:style style:name="T74" style:parent-style-name="DefaultParagraphFont" style:family="text">
      <style:text-properties style:font-name="Adobe Garamond Pro"/>
    </style:style>
    <style:style style:name="T75" style:parent-style-name="DefaultParagraphFont" style:family="text">
      <style:text-properties style:font-name="Adobe Garamond Pro"/>
    </style:style>
    <style:style style:name="T76" style:parent-style-name="DefaultParagraphFont" style:family="text">
      <style:text-properties style:font-name="Adobe Garamond Pro"/>
    </style:style>
    <style:style style:name="T77" style:parent-style-name="DefaultParagraphFont" style:family="text">
      <style:text-properties style:font-name="Adobe Garamond Pro"/>
    </style:style>
    <style:style style:name="P78" style:parent-style-name="Standard" style:family="paragraph">
      <style:text-properties style:font-name="Adobe Garamond Pro" fo:font-style="italic" style:font-style-asian="italic" style:font-style-complex="italic"/>
    </style:style>
    <style:style style:name="T79" style:parent-style-name="DefaultParagraphFont" style:family="text">
      <style:text-properties style:font-name="Adobe Garamond Pro"/>
    </style:style>
    <style:style style:name="T80" style:parent-style-name="DefaultParagraphFont" style:family="text">
      <style:text-properties style:font-name="Adobe Garamond Pro" fo:font-style="italic" style:font-style-asian="italic" style:font-style-complex="italic"/>
    </style:style>
    <style:style style:name="T81" style:parent-style-name="DefaultParagraphFont" style:family="text">
      <style:text-properties style:font-name="Adobe Garamond Pro"/>
    </style:style>
    <style:style style:name="T82" style:parent-style-name="DefaultParagraphFont" style:family="text">
      <style:text-properties style:font-name="Adobe Garamond Pro"/>
    </style:style>
    <style:style style:name="T83" style:parent-style-name="DefaultParagraphFont" style:family="text">
      <style:text-properties style:font-name="Adobe Garamond Pro"/>
    </style:style>
    <style:style style:name="T84" style:parent-style-name="DefaultParagraphFont" style:family="text">
      <style:text-properties style:font-name="Adobe Garamond Pro"/>
    </style:style>
    <style:style style:name="T85" style:parent-style-name="DefaultParagraphFont" style:family="text">
      <style:text-properties style:font-name="Adobe Garamond Pro"/>
    </style:style>
    <style:style style:name="P86" style:parent-style-name="Standard" style:family="paragraph">
      <style:text-properties style:font-name="Adobe Garamond Pro" fo:font-style="italic" style:font-style-asian="italic" style:font-style-complex="italic"/>
    </style:style>
    <style:style style:name="T87" style:parent-style-name="DefaultParagraphFont" style:family="text">
      <style:text-properties style:font-name="Adobe Garamond Pro"/>
    </style:style>
    <style:style style:name="T88" style:parent-style-name="DefaultParagraphFont" style:family="text">
      <style:text-properties style:font-name="Adobe Garamond Pro" fo:font-style="italic" style:font-style-asian="italic" style:font-style-complex="italic"/>
    </style:style>
    <style:style style:name="T89" style:parent-style-name="DefaultParagraphFont" style:family="text">
      <style:text-properties style:font-name="Adobe Garamond Pro"/>
    </style:style>
    <style:style style:name="T90" style:parent-style-name="DefaultParagraphFont" style:family="text">
      <style:text-properties style:font-name="Adobe Garamond Pro"/>
    </style:style>
    <style:style style:name="T91" style:parent-style-name="DefaultParagraphFont" style:family="text">
      <style:text-properties style:font-name="Adobe Garamond Pro"/>
    </style:style>
    <style:style style:name="T92" style:parent-style-name="DefaultParagraphFont" style:family="text">
      <style:text-properties style:font-name="Adobe Garamond Pro"/>
    </style:style>
    <style:style style:name="T93" style:parent-style-name="DefaultParagraphFont" style:family="text">
      <style:text-properties style:font-name="Adobe Garamond Pro"/>
    </style:style>
    <style:style style:name="T94" style:parent-style-name="DefaultParagraphFont" style:family="text">
      <style:text-properties style:font-name="Adobe Garamond Pro"/>
    </style:style>
    <style:style style:name="T95" style:parent-style-name="DefaultParagraphFont" style:family="text">
      <style:text-properties style:font-name="Adobe Garamond Pro"/>
    </style:style>
    <style:style style:name="T96" style:parent-style-name="DefaultParagraphFont" style:family="text">
      <style:text-properties style:font-name="Adobe Garamond Pro" fo:font-style="italic" style:font-style-asian="italic" style:font-style-complex="italic"/>
    </style:style>
    <style:style style:name="T97" style:parent-style-name="DefaultParagraphFont" style:family="text">
      <style:text-properties style:font-name="Adobe Garamond Pro"/>
    </style:style>
    <style:style style:name="T98" style:parent-style-name="DefaultParagraphFont" style:family="text">
      <style:text-properties style:font-name="Adobe Garamond Pro"/>
    </style:style>
    <style:style style:name="P99" style:parent-style-name="Standard" style:family="paragraph">
      <style:text-properties style:font-name="Adobe Garamond Pro" fo:font-style="italic" style:font-style-asian="italic" style:font-style-complex="italic"/>
    </style:style>
    <style:style style:name="T100" style:parent-style-name="DefaultParagraphFont" style:family="text">
      <style:text-properties style:font-name="Adobe Garamond Pro" fo:font-style="italic" style:font-style-asian="italic" style:font-style-complex="italic"/>
    </style:style>
    <style:style style:name="T101" style:parent-style-name="DefaultParagraphFont" style:family="text">
      <style:text-properties style:font-name="Adobe Garamond Pro"/>
    </style:style>
    <style:style style:name="T102" style:parent-style-name="DefaultParagraphFont" style:family="text">
      <style:text-properties style:font-name="Adobe Garamond Pro"/>
    </style:style>
    <style:style style:name="T103" style:parent-style-name="DefaultParagraphFont" style:family="text">
      <style:text-properties style:font-name="Adobe Garamond Pro"/>
    </style:style>
    <style:style style:name="T104" style:parent-style-name="DefaultParagraphFont" style:family="text">
      <style:text-properties style:font-name="Adobe Garamond Pro"/>
    </style:style>
    <style:style style:name="T105" style:parent-style-name="DefaultParagraphFont" style:family="text">
      <style:text-properties style:font-name="Adobe Garamond Pro"/>
    </style:style>
    <style:style style:name="T106" style:parent-style-name="DefaultParagraphFont" style:family="text">
      <style:text-properties style:font-name="Adobe Garamond Pro"/>
    </style:style>
    <style:style style:name="T107" style:parent-style-name="DefaultParagraphFont" style:family="text">
      <style:text-properties style:font-name="Adobe Garamond Pro"/>
    </style:style>
    <style:style style:name="P108" style:parent-style-name="Standard" style:family="paragraph">
      <style:text-properties style:font-name="Adobe Garamond Pro" fo:font-style="italic" style:font-style-asian="italic" style:font-style-complex="italic"/>
    </style:style>
    <style:style style:name="T109" style:parent-style-name="DefaultParagraphFont" style:family="text">
      <style:text-properties style:font-name="Adobe Garamond Pro" fo:font-style="italic" style:font-style-asian="italic" style:font-style-complex="italic"/>
    </style:style>
    <style:style style:name="T110" style:parent-style-name="DefaultParagraphFont" style:family="text">
      <style:text-properties style:font-name="Adobe Garamond Pro"/>
    </style:style>
    <style:style style:name="T111" style:parent-style-name="DefaultParagraphFont" style:family="text">
      <style:text-properties style:font-name="Adobe Garamond Pro" fo:font-style="italic" style:font-style-asian="italic" style:font-style-complex="italic"/>
    </style:style>
    <style:style style:name="T112" style:parent-style-name="DefaultParagraphFont" style:family="text">
      <style:text-properties style:font-name="Adobe Garamond Pro"/>
    </style:style>
    <style:style style:name="P113" style:parent-style-name="Standard" style:family="paragraph">
      <style:text-properties style:font-name="Adobe Garamond Pro" fo:font-style="italic" style:font-style-asian="italic" style:font-style-complex="italic"/>
    </style:style>
    <style:style style:name="T114" style:parent-style-name="DefaultParagraphFont" style:family="text">
      <style:text-properties style:font-name="Adobe Garamond Pro"/>
    </style:style>
    <style:style style:name="T115" style:parent-style-name="DefaultParagraphFont" style:family="text">
      <style:text-properties style:font-name="Adobe Garamond Pro"/>
    </style:style>
    <style:style style:name="T116" style:parent-style-name="DefaultParagraphFont" style:family="text">
      <style:text-properties style:font-name="Adobe Garamond Pro"/>
    </style:style>
    <style:style style:name="T117" style:parent-style-name="DefaultParagraphFont" style:family="text">
      <style:text-properties style:font-name="Adobe Garamond Pro"/>
    </style:style>
    <style:style style:name="T118" style:parent-style-name="DefaultParagraphFont" style:family="text">
      <style:text-properties style:font-name="Adobe Garamond Pro"/>
    </style:style>
    <style:style style:name="P119" style:parent-style-name="Standard" style:family="paragraph">
      <style:text-properties style:font-name="Adobe Garamond Pro"/>
    </style:style>
    <style:style style:name="T120" style:parent-style-name="DefaultParagraphFont" style:family="text">
      <style:text-properties style:font-name="Adobe Garamond Pro" fo:font-style="italic" style:font-style-asian="italic" style:font-style-complex="italic"/>
    </style:style>
    <style:style style:name="T121" style:parent-style-name="DefaultParagraphFont" style:family="text">
      <style:text-properties style:font-name="Adobe Garamond Pro" style:font-style-complex="italic"/>
    </style:style>
    <style:style style:name="T122" style:parent-style-name="DefaultParagraphFont" style:family="text">
      <style:text-properties style:font-name="Adobe Garamond Pro" fo:font-style="italic" style:font-style-asian="italic" style:font-style-complex="italic"/>
    </style:style>
    <style:style style:name="T123" style:parent-style-name="DefaultParagraphFont" style:family="text">
      <style:text-properties style:font-name="Adobe Garamond Pro" style:font-style-complex="italic"/>
    </style:style>
    <style:style style:name="T124" style:parent-style-name="DefaultParagraphFont" style:family="text">
      <style:text-properties style:font-name="Adobe Garamond Pro" style:font-style-complex="italic"/>
    </style:style>
    <style:style style:name="P125" style:parent-style-name="Standard" style:family="paragraph">
      <style:text-properties style:font-name="Adobe Garamond Pro" fo:font-style="italic" style:font-style-asian="italic" style:font-style-complex="italic"/>
    </style:style>
    <style:style style:name="P126" style:parent-style-name="Standard" style:family="paragraph">
      <style:text-properties style:font-name="Adobe Garamond Pro" style:font-style-complex="italic"/>
    </style:style>
    <style:style style:name="P127" style:parent-style-name="Standard" style:family="paragraph">
      <style:paragraph-properties fo:margin-left="0.4923in">
        <style:tab-stops/>
      </style:paragraph-properties>
      <style:text-properties style:font-name="Adobe Garamond Pro" fo:font-style="italic" style:font-style-asian="italic" style:font-style-complex="italic"/>
    </style:style>
    <style:style style:name="P128" style:parent-style-name="Standard" style:family="paragraph">
      <style:paragraph-properties fo:margin-left="0.4923in">
        <style:tab-stops/>
      </style:paragraph-properties>
      <style:text-properties style:font-name="Adobe Garamond Pro" fo:font-style="italic" style:font-style-asian="italic" style:font-style-complex="italic"/>
    </style:style>
    <style:style style:name="P129" style:parent-style-name="Standard" style:family="paragraph">
      <style:paragraph-properties fo:margin-left="0.4923in">
        <style:tab-stops/>
      </style:paragraph-properties>
      <style:text-properties style:font-name="Adobe Garamond Pro" fo:font-style="italic" style:font-style-asian="italic" style:font-style-complex="italic"/>
    </style:style>
    <style:style style:name="P130" style:parent-style-name="Standard" style:family="paragraph">
      <style:paragraph-properties fo:margin-left="0.4923in">
        <style:tab-stops/>
      </style:paragraph-properties>
      <style:text-properties style:font-name="Adobe Garamond Pro" fo:font-style="italic" style:font-style-asian="italic" style:font-style-complex="italic"/>
    </style:style>
    <style:style style:name="P131" style:parent-style-name="Standard" style:family="paragraph">
      <style:paragraph-properties fo:margin-left="0.4923in">
        <style:tab-stops/>
      </style:paragraph-properties>
      <style:text-properties style:font-name="Adobe Garamond Pro" fo:font-style="italic" style:font-style-asian="italic" style:font-style-complex="italic"/>
    </style:style>
    <style:style style:name="P132" style:parent-style-name="Standard" style:family="paragraph">
      <style:text-properties style:font-name="Adobe Garamond Pro" style:font-style-complex="italic"/>
    </style:style>
    <style:style style:name="P133" style:parent-style-name="Standard" style:family="paragraph">
      <style:text-properties style:font-name="Adobe Garamond Pro" style:font-style-complex="italic"/>
    </style:style>
    <style:style style:name="T134" style:parent-style-name="DefaultParagraphFont" style:family="text">
      <style:text-properties style:font-name="Adobe Garamond Pro" style:font-style-complex="italic"/>
    </style:style>
    <style:style style:name="T135" style:parent-style-name="DefaultParagraphFont" style:family="text">
      <style:text-properties style:font-name="Adobe Garamond Pro" fo:font-style="italic" style:font-style-asian="italic" style:font-style-complex="italic"/>
    </style:style>
    <style:style style:name="P136" style:parent-style-name="Standard" style:family="paragraph">
      <style:text-properties style:font-name="Adobe Garamond Pro" style:font-style-complex="italic"/>
    </style:style>
    <style:style style:name="T137" style:parent-style-name="DefaultParagraphFont" style:family="text">
      <style:text-properties style:font-name="Adobe Garamond Pro" style:font-style-complex="italic"/>
    </style:style>
    <style:style style:name="T138" style:parent-style-name="DefaultParagraphFont" style:family="text">
      <style:text-properties style:font-name="Adobe Garamond Pro" fo:font-style="italic" style:font-style-asian="italic" style:font-style-complex="italic"/>
    </style:style>
    <style:style style:name="P139" style:parent-style-name="Standard" style:family="paragraph">
      <style:text-properties style:font-name="Adobe Garamond Pro" style:font-style-complex="italic"/>
    </style:style>
    <style:style style:name="P140" style:parent-style-name="Standard" style:family="paragraph">
      <style:text-properties style:font-name="Adobe Garamond Pro" style:font-style-complex="italic"/>
    </style:style>
    <style:style style:name="P141" style:parent-style-name="Standard" style:family="paragraph">
      <style:text-properties style:font-name="Adobe Garamond Pro" style:font-style-complex="italic"/>
    </style:style>
    <style:style style:name="P142" style:parent-style-name="Standard" style:family="paragraph">
      <style:text-properties style:font-name="Adobe Garamond Pro" style:font-style-complex="italic"/>
    </style:style>
    <style:style style:name="P143" style:parent-style-name="Standard" style:family="paragraph">
      <style:text-properties style:font-name="Adobe Garamond Pro" style:font-style-complex="italic"/>
    </style:style>
    <style:style style:name="P144" style:parent-style-name="Standard" style:family="paragraph">
      <style:text-properties style:font-name="Adobe Garamond Pro" style:font-style-complex="italic"/>
    </style:style>
    <style:style style:name="P145" style:parent-style-name="Standard" style:family="paragraph">
      <style:text-properties style:font-name="Adobe Garamond Pro" style:font-style-complex="italic"/>
    </style:style>
    <style:style style:name="P146" style:parent-style-name="Standard" style:family="paragraph">
      <style:text-properties style:font-name="Adobe Garamond Pro" style:font-style-complex="italic"/>
    </style:style>
    <style:style style:name="P147" style:parent-style-name="Standard" style:family="paragraph">
      <style:text-properties style:font-name="Adobe Garamond Pro" style:font-style-complex="italic"/>
    </style:style>
    <style:style style:name="T148" style:parent-style-name="DefaultParagraphFont" style:family="text">
      <style:text-properties style:font-name="Adobe Garamond Pro" style:font-style-complex="italic"/>
    </style:style>
    <style:style style:name="T149" style:parent-style-name="DefaultParagraphFont" style:family="text">
      <style:text-properties style:font-name="Adobe Garamond Pro" fo:font-style="italic" style:font-style-asian="italic" style:font-style-complex="italic"/>
    </style:style>
    <style:style style:name="T150" style:parent-style-name="DefaultParagraphFont" style:family="text">
      <style:text-properties style:font-name="Adobe Garamond Pro" style:font-style-complex="italic"/>
    </style:style>
    <style:style style:name="T151" style:parent-style-name="DefaultParagraphFont" style:family="text">
      <style:text-properties style:font-name="Adobe Garamond Pro" style:font-style-complex="italic"/>
    </style:style>
    <style:style style:name="P152" style:parent-style-name="Standard" style:family="paragraph">
      <style:text-properties style:font-name="Adobe Garamond Pro" style:font-style-complex="italic"/>
    </style:style>
    <style:style style:name="P153" style:parent-style-name="Standard" style:family="paragraph">
      <style:text-properties style:font-name="Adobe Garamond Pro" style:font-style-complex="italic"/>
    </style:style>
    <style:style style:name="P154" style:parent-style-name="Standard" style:family="paragraph">
      <style:text-properties style:font-name="Adobe Garamond Pro" style:font-style-complex="italic"/>
    </style:style>
    <style:style style:name="P155" style:parent-style-name="Standard" style:family="paragraph">
      <style:text-properties style:font-name="Adobe Garamond Pro" style:font-style-complex="italic"/>
    </style:style>
    <style:style style:name="P156" style:parent-style-name="Standard" style:family="paragraph">
      <style:text-properties style:font-name="Adobe Garamond Pro" style:font-style-complex="italic"/>
    </style:style>
    <style:style style:name="P157" style:parent-style-name="Standard" style:family="paragraph">
      <style:text-properties style:font-name="Adobe Garamond Pro" style:font-style-complex="italic"/>
    </style:style>
    <style:style style:name="P158" style:parent-style-name="Standard" style:family="paragraph">
      <style:text-properties style:font-name="Adobe Garamond Pro" style:font-style-complex="italic"/>
    </style:style>
    <style:style style:name="P159" style:parent-style-name="Standard" style:family="paragraph">
      <style:text-properties style:font-name="Adobe Garamond Pro" style:font-style-complex="italic"/>
    </style:style>
    <style:style style:name="P160" style:parent-style-name="Standard" style:family="paragraph">
      <style:text-properties style:font-name="Adobe Garamond Pro" style:font-style-complex="italic"/>
    </style:style>
    <style:style style:name="P161" style:parent-style-name="Standard" style:family="paragraph">
      <style:text-properties style:font-name="Adobe Garamond Pro" style:font-style-complex="italic"/>
    </style:style>
    <style:style style:name="T162" style:parent-style-name="DefaultParagraphFont" style:family="text">
      <style:text-properties style:font-name="Adobe Garamond Pro" style:font-style-complex="italic"/>
    </style:style>
    <style:style style:name="T163" style:parent-style-name="DefaultParagraphFont" style:family="text">
      <style:text-properties style:font-name="Adobe Garamond Pro" style:font-style-complex="italic"/>
    </style:style>
    <style:style style:name="T164" style:parent-style-name="DefaultParagraphFont" style:family="text">
      <style:text-properties style:font-name="Adobe Garamond Pro" style:font-style-complex="italic"/>
    </style:style>
    <style:style style:name="T165" style:parent-style-name="DefaultParagraphFont" style:family="text">
      <style:text-properties style:font-name="Adobe Garamond Pro" style:font-style-complex="italic"/>
    </style:style>
    <style:style style:name="T166" style:parent-style-name="DefaultParagraphFont" style:family="text">
      <style:text-properties style:font-name="Adobe Garamond Pro" fo:font-style="italic" style:font-style-asian="italic" style:font-style-complex="italic"/>
    </style:style>
    <style:style style:name="T167" style:parent-style-name="DefaultParagraphFont" style:family="text">
      <style:text-properties style:font-name="Adobe Garamond Pro" fo:font-style="italic" style:font-style-asian="italic" style:font-style-complex="italic"/>
    </style:style>
    <style:style style:name="T168" style:parent-style-name="DefaultParagraphFont" style:family="text">
      <style:text-properties style:font-name="Adobe Garamond Pro" fo:font-style="italic" style:font-style-asian="italic" style:font-style-complex="italic"/>
    </style:style>
    <style:style style:name="T169" style:parent-style-name="DefaultParagraphFont" style:family="text">
      <style:text-properties style:font-name="Adobe Garamond Pro" fo:font-style="italic" style:font-style-asian="italic" style:font-style-complex="italic"/>
    </style:style>
    <style:style style:name="T170" style:parent-style-name="DefaultParagraphFont" style:family="text">
      <style:text-properties style:font-name="Adobe Garamond Pro" style:font-style-complex="italic"/>
    </style:style>
    <style:style style:name="T171" style:parent-style-name="DefaultParagraphFont" style:family="text">
      <style:text-properties style:font-name="Adobe Garamond Pro" fo:font-style="italic" style:font-style-asian="italic" style:font-style-complex="italic"/>
    </style:style>
    <style:style style:name="T172" style:parent-style-name="DefaultParagraphFont" style:family="text">
      <style:text-properties style:font-name="Adobe Garamond Pro" style:font-style-complex="italic"/>
    </style:style>
    <style:style style:name="T173" style:parent-style-name="DefaultParagraphFont" style:family="text">
      <style:text-properties style:font-name="Adobe Garamond Pro" fo:font-style="italic" style:font-style-asian="italic" style:font-style-complex="italic"/>
    </style:style>
    <style:style style:name="T174" style:parent-style-name="DefaultParagraphFont" style:family="text">
      <style:text-properties style:font-name="Adobe Garamond Pro" style:font-style-complex="italic"/>
    </style:style>
    <style:style style:name="T175" style:parent-style-name="DefaultParagraphFont" style:family="text">
      <style:text-properties style:font-name="Adobe Garamond Pro" fo:font-style="italic" style:font-style-asian="italic" style:font-style-complex="italic"/>
    </style:style>
    <style:style style:name="T176" style:parent-style-name="DefaultParagraphFont" style:family="text">
      <style:text-properties style:font-name="Adobe Garamond Pro" style:font-style-complex="italic"/>
    </style:style>
    <style:style style:name="T177" style:parent-style-name="DefaultParagraphFont" style:family="text">
      <style:text-properties style:font-name="Adobe Garamond Pro" style:font-style-complex="italic"/>
    </style:style>
    <style:style style:name="T178" style:parent-style-name="DefaultParagraphFont" style:family="text">
      <style:text-properties style:font-name="Adobe Garamond Pro" fo:font-style="italic" style:font-style-asian="italic" style:font-style-complex="italic"/>
    </style:style>
    <style:style style:name="T179" style:parent-style-name="DefaultParagraphFont" style:family="text">
      <style:text-properties style:font-name="Adobe Garamond Pro" style:font-style-complex="italic"/>
    </style:style>
    <style:style style:name="T180" style:parent-style-name="DefaultParagraphFont" style:family="text">
      <style:text-properties style:font-name="Adobe Garamond Pro" style:font-style-complex="italic"/>
    </style:style>
    <style:style style:name="T181" style:parent-style-name="DefaultParagraphFont" style:family="text">
      <style:text-properties style:font-name="Adobe Garamond Pro" style:font-style-complex="italic"/>
    </style:style>
    <style:style style:name="T182" style:parent-style-name="DefaultParagraphFont" style:family="text">
      <style:text-properties style:font-name="Adobe Garamond Pro" fo:font-style="italic" style:font-style-asian="italic" style:font-style-complex="italic"/>
    </style:style>
    <style:style style:name="T183" style:parent-style-name="DefaultParagraphFont" style:family="text">
      <style:text-properties style:font-name="Adobe Garamond Pro" style:font-style-complex="italic"/>
    </style:style>
    <style:style style:name="T184" style:parent-style-name="DefaultParagraphFont" style:family="text">
      <style:text-properties style:font-name="Adobe Garamond Pro" style:font-style-complex="italic"/>
    </style:style>
    <style:style style:name="T185" style:parent-style-name="DefaultParagraphFont" style:family="text">
      <style:text-properties style:font-name="Adobe Garamond Pro" style:font-style-complex="italic"/>
    </style:style>
    <style:style style:name="T186" style:parent-style-name="DefaultParagraphFont" style:family="text">
      <style:text-properties style:font-name="Adobe Garamond Pro" fo:font-style="italic" style:font-style-asian="italic" style:font-style-complex="italic"/>
    </style:style>
    <style:style style:name="T187" style:parent-style-name="DefaultParagraphFont" style:family="text">
      <style:text-properties style:font-name="Adobe Garamond Pro" style:font-style-complex="italic"/>
    </style:style>
    <style:style style:name="T188" style:parent-style-name="DefaultParagraphFont" style:family="text">
      <style:text-properties style:font-name="Adobe Garamond Pro" style:font-style-complex="italic"/>
    </style:style>
    <style:style style:name="T189" style:parent-style-name="DefaultParagraphFont" style:family="text">
      <style:text-properties style:font-name="Adobe Garamond Pro" fo:font-weight="bold" style:font-weight-asian="bold" style:font-weight-complex="bold" style:font-style-complex="italic"/>
    </style:style>
    <style:style style:name="T190" style:parent-style-name="DefaultParagraphFont" style:family="text">
      <style:text-properties style:font-name="Adobe Garamond Pro" style:font-style-complex="italic"/>
    </style:style>
    <style:style style:name="P191" style:parent-style-name="Standard" style:family="paragraph">
      <style:paragraph-properties fo:break-before="page"/>
      <style:text-properties style:font-name="Adobe Garamond Pro" style:font-style-complex="italic"/>
    </style:style>
    <style:style style:name="P192" style:parent-style-name="Standard" style:family="paragraph">
      <style:text-properties style:font-name="Adobe Garamond Pro" style:font-style-complex="italic"/>
    </style:style>
    <style:style style:name="T193" style:parent-style-name="DefaultParagraphFont" style:family="text">
      <style:text-properties style:font-name="Adobe Garamond Pro" style:font-style-complex="italic"/>
    </style:style>
    <style:style style:name="T194" style:parent-style-name="DefaultParagraphFont" style:family="text">
      <style:text-properties style:font-name="Adobe Garamond Pro" fo:font-style="italic" style:font-style-asian="italic" style:font-style-complex="italic"/>
    </style:style>
    <style:style style:name="T195" style:parent-style-name="DefaultParagraphFont" style:family="text">
      <style:text-properties style:font-name="Adobe Garamond Pro" style:font-style-complex="italic"/>
    </style:style>
    <style:style style:name="P196" style:parent-style-name="Standard" style:family="paragraph">
      <style:text-properties style:font-name="Adobe Garamond Pro" fo:font-style="italic" style:font-style-asian="italic" style:font-style-complex="italic"/>
    </style:style>
    <style:style style:name="T197" style:parent-style-name="DefaultParagraphFont" style:family="text">
      <style:text-properties style:font-name="Adobe Garamond Pro" style:font-style-complex="italic"/>
    </style:style>
    <style:style style:name="T198" style:parent-style-name="DefaultParagraphFont" style:family="text">
      <style:text-properties style:font-name="Adobe Garamond Pro" fo:font-style="italic" style:font-style-asian="italic" style:font-style-complex="italic"/>
    </style:style>
    <style:style style:name="T199" style:parent-style-name="DefaultParagraphFont" style:family="text">
      <style:text-properties style:font-name="Adobe Garamond Pro" style:font-style-complex="italic"/>
    </style:style>
    <style:style style:name="P200" style:parent-style-name="Standard" style:family="paragraph">
      <style:text-properties style:font-name="Adobe Garamond Pro" style:font-style-complex="italic"/>
    </style:style>
    <style:style style:name="P201" style:parent-style-name="Standard" style:family="paragraph">
      <style:text-properties style:font-name="Adobe Garamond Pro" fo:font-style="italic" style:font-style-asian="italic" style:font-style-complex="italic"/>
    </style:style>
    <style:style style:name="P202" style:parent-style-name="Standard" style:family="paragraph">
      <style:text-properties style:font-name="Adobe Garamond Pro" style:font-style-complex="italic"/>
    </style:style>
    <style:style style:name="P203" style:parent-style-name="Standard" style:family="paragraph">
      <style:text-properties style:font-name="Adobe Garamond Pro" style:font-style-complex="italic"/>
    </style:style>
    <style:style style:name="T204" style:parent-style-name="DefaultParagraphFont" style:family="text">
      <style:text-properties style:font-name="Adobe Garamond Pro" fo:font-style="italic" style:font-style-asian="italic" style:font-style-complex="italic"/>
    </style:style>
    <style:style style:name="T205" style:parent-style-name="DefaultParagraphFont" style:family="text">
      <style:text-properties style:font-name="Adobe Garamond Pro" style:font-style-complex="italic"/>
    </style:style>
    <style:style style:name="P206" style:parent-style-name="Standard" style:family="paragraph">
      <style:text-properties style:font-name="Adobe Garamond Pro" style:font-style-complex="italic"/>
    </style:style>
    <style:style style:name="P207" style:parent-style-name="Standard" style:family="paragraph">
      <style:text-properties style:font-name="Adobe Garamond Pro" style:font-style-complex="italic"/>
    </style:style>
    <style:style style:name="P208" style:parent-style-name="Standard" style:family="paragraph">
      <style:text-properties style:font-name="Adobe Garamond Pro" style:font-style-complex="italic"/>
    </style:style>
    <style:style style:name="P209" style:parent-style-name="Standard" style:family="paragraph">
      <style:text-properties style:font-name="Adobe Garamond Pro" style:font-style-complex="italic"/>
    </style:style>
    <style:style style:name="T210" style:parent-style-name="DefaultParagraphFont" style:family="text">
      <style:text-properties style:font-name="Adobe Garamond Pro" style:font-style-complex="italic"/>
    </style:style>
    <style:style style:name="T211" style:parent-style-name="DefaultParagraphFont" style:family="text">
      <style:text-properties style:font-name="Adobe Garamond Pro" style:font-style-complex="italic"/>
    </style:style>
    <style:style style:name="T212" style:parent-style-name="DefaultParagraphFont" style:family="text">
      <style:text-properties style:font-name="Adobe Garamond Pro" fo:font-style="italic" style:font-style-asian="italic" style:font-style-complex="italic"/>
    </style:style>
    <style:style style:name="T213" style:parent-style-name="DefaultParagraphFont" style:family="text">
      <style:text-properties style:font-name="Adobe Garamond Pro" style:font-style-complex="italic"/>
    </style:style>
    <style:style style:name="P214" style:parent-style-name="Standard" style:family="paragraph">
      <style:text-properties style:font-name="Adobe Garamond Pro" style:font-style-complex="italic"/>
    </style:style>
    <style:style style:name="T215" style:parent-style-name="DefaultParagraphFont" style:family="text">
      <style:text-properties style:font-name="Adobe Garamond Pro" style:font-style-complex="italic"/>
    </style:style>
    <style:style style:name="T216" style:parent-style-name="DefaultParagraphFont" style:family="text">
      <style:text-properties style:font-name="Adobe Garamond Pro" fo:font-style="italic" style:font-style-asian="italic" style:font-style-complex="italic"/>
    </style:style>
    <style:style style:name="P217" style:parent-style-name="Standard" style:family="paragraph">
      <style:text-properties style:font-name="Adobe Garamond Pro" style:font-style-complex="italic"/>
    </style:style>
    <style:style style:name="P218" style:parent-style-name="Standard" style:family="paragraph">
      <style:text-properties style:font-name="Adobe Garamond Pro" style:font-style-complex="italic"/>
    </style:style>
    <style:style style:name="P219" style:parent-style-name="Standard" style:family="paragraph">
      <style:text-properties style:font-name="Adobe Garamond Pro" style:font-style-complex="italic"/>
    </style:style>
    <style:style style:name="P220" style:parent-style-name="Standard" style:family="paragraph">
      <style:text-properties style:font-name="Adobe Garamond Pro" style:font-style-complex="italic"/>
    </style:style>
    <style:style style:name="P221" style:parent-style-name="Standard" style:family="paragraph">
      <style:text-properties style:font-name="Adobe Garamond Pro" style:font-style-complex="italic"/>
    </style:style>
    <style:style style:name="T222" style:parent-style-name="DefaultParagraphFont" style:family="text">
      <style:text-properties style:font-name="Adobe Garamond Pro" style:font-style-complex="italic"/>
    </style:style>
    <style:style style:name="T223" style:parent-style-name="DefaultParagraphFont" style:family="text">
      <style:text-properties style:font-name="Adobe Garamond Pro" fo:font-style="italic" style:font-style-asian="italic" style:font-style-complex="italic"/>
    </style:style>
    <style:style style:name="T224" style:parent-style-name="DefaultParagraphFont" style:family="text">
      <style:text-properties style:font-name="Adobe Garamond Pro" style:font-style-complex="italic"/>
    </style:style>
    <style:style style:name="T225" style:parent-style-name="DefaultParagraphFont" style:family="text">
      <style:text-properties style:font-name="Adobe Garamond Pro" fo:font-style="italic" style:font-style-asian="italic" style:font-style-complex="italic"/>
    </style:style>
    <style:style style:name="T226" style:parent-style-name="DefaultParagraphFont" style:family="text">
      <style:text-properties style:font-name="Adobe Garamond Pro" style:font-style-complex="italic"/>
    </style:style>
    <style:style style:name="P227" style:parent-style-name="Standard" style:family="paragraph">
      <style:text-properties style:font-name="Adobe Garamond Pro" style:font-style-complex="italic"/>
    </style:style>
    <style:style style:name="P228" style:parent-style-name="Standard" style:family="paragraph">
      <style:text-properties style:font-name="Adobe Garamond Pro" style:font-style-complex="italic"/>
    </style:style>
    <style:style style:name="P229" style:parent-style-name="Standard" style:family="paragraph">
      <style:text-properties style:font-name="Adobe Garamond Pro" style:font-style-complex="italic"/>
    </style:style>
    <style:style style:name="P230" style:parent-style-name="Standard" style:family="paragraph">
      <style:text-properties style:font-name="Adobe Garamond Pro" style:font-style-complex="italic"/>
    </style:style>
    <style:style style:name="P231" style:parent-style-name="Standard" style:family="paragraph">
      <style:text-properties style:font-name="Adobe Garamond Pro" style:font-style-complex="italic"/>
    </style:style>
    <style:style style:name="P232" style:parent-style-name="Standard" style:family="paragraph">
      <style:text-properties style:font-name="Adobe Garamond Pro" style:font-style-complex="italic"/>
    </style:style>
    <style:style style:name="P233" style:parent-style-name="Standard" style:family="paragraph">
      <style:text-properties style:font-name="Adobe Garamond Pro" style:font-style-complex="italic"/>
    </style:style>
    <style:style style:name="P234" style:parent-style-name="Standard" style:family="paragraph">
      <style:text-properties style:font-name="Adobe Garamond Pro" style:font-style-complex="italic"/>
    </style:style>
    <style:style style:name="P235" style:parent-style-name="Standard" style:family="paragraph">
      <style:text-properties style:font-name="Adobe Garamond Pro" style:font-style-complex="italic"/>
    </style:style>
    <style:style style:name="P236" style:parent-style-name="Standard" style:family="paragraph">
      <style:text-properties style:font-name="Adobe Garamond Pro" style:font-style-complex="italic"/>
    </style:style>
    <style:style style:name="P237" style:parent-style-name="Standard" style:family="paragraph">
      <style:text-properties style:font-name="Adobe Garamond Pro" style:font-style-complex="italic"/>
    </style:style>
    <style:style style:name="P238" style:parent-style-name="Standard" style:family="paragraph">
      <style:text-properties style:font-name="Adobe Garamond Pro" style:font-style-complex="italic"/>
    </style:style>
    <style:style style:name="P239" style:parent-style-name="Standard" style:family="paragraph">
      <style:text-properties style:font-name="Adobe Garamond Pro" style:font-style-complex="italic"/>
    </style:style>
    <style:style style:name="P240" style:parent-style-name="Standard" style:family="paragraph">
      <style:text-properties style:font-name="Adobe Garamond Pro" style:font-style-complex="italic"/>
    </style:style>
    <style:style style:name="P241" style:parent-style-name="Standard" style:family="paragraph">
      <style:text-properties style:font-name="Adobe Garamond Pro" style:font-style-complex="italic"/>
    </style:style>
    <style:style style:name="P242" style:parent-style-name="Standard" style:family="paragraph">
      <style:text-properties style:font-name="Adobe Garamond Pro" style:font-style-complex="italic"/>
    </style:style>
    <style:style style:name="P243" style:parent-style-name="Standard" style:family="paragraph">
      <style:text-properties style:font-name="Adobe Garamond Pro" style:font-style-complex="italic"/>
    </style:style>
    <style:style style:name="P244" style:parent-style-name="Standard" style:family="paragraph">
      <style:text-properties style:font-name="Adobe Garamond Pro" style:font-style-complex="italic"/>
    </style:style>
    <style:style style:name="P245" style:parent-style-name="Standard" style:family="paragraph">
      <style:text-properties style:font-name="Adobe Garamond Pro" style:font-style-complex="italic"/>
    </style:style>
    <style:style style:name="P246" style:parent-style-name="Standard" style:family="paragraph">
      <style:text-properties style:font-name="Adobe Garamond Pro" style:font-style-complex="italic"/>
    </style:style>
    <style:style style:name="P247" style:parent-style-name="Standard" style:family="paragraph">
      <style:text-properties style:font-name="Adobe Garamond Pro" style:font-style-complex="italic"/>
    </style:style>
    <style:style style:name="T248" style:parent-style-name="DefaultParagraphFont" style:family="text">
      <style:text-properties style:font-name="Adobe Garamond Pro" style:font-style-complex="italic"/>
    </style:style>
    <style:style style:name="T249" style:parent-style-name="DefaultParagraphFont" style:family="text">
      <style:text-properties style:font-name="Adobe Garamond Pro" fo:font-style="italic" style:font-style-asian="italic" style:font-style-complex="italic"/>
    </style:style>
    <style:style style:name="P250" style:parent-style-name="Standard" style:family="paragraph">
      <style:text-properties style:font-name="Adobe Garamond Pro" style:font-style-complex="italic"/>
    </style:style>
    <style:style style:name="P251" style:parent-style-name="Standard" style:family="paragraph">
      <style:text-properties style:font-name="Adobe Garamond Pro" style:font-style-complex="italic"/>
    </style:style>
    <style:style style:name="P252" style:parent-style-name="Standard" style:family="paragraph">
      <style:text-properties style:font-name="Adobe Garamond Pro" style:font-style-complex="italic"/>
    </style:style>
    <style:style style:name="P253" style:parent-style-name="Standard" style:family="paragraph">
      <style:text-properties style:font-name="Adobe Garamond Pro" style:font-style-complex="italic"/>
    </style:style>
    <style:style style:name="P254" style:parent-style-name="Standard" style:family="paragraph">
      <style:text-properties style:font-name="Adobe Garamond Pro" style:font-style-complex="italic"/>
    </style:style>
    <style:style style:name="P255" style:parent-style-name="Standard" style:family="paragraph">
      <style:text-properties style:font-name="Adobe Garamond Pro" style:font-style-complex="italic"/>
    </style:style>
    <style:style style:name="P256" style:parent-style-name="Standard" style:family="paragraph">
      <style:text-properties style:font-name="Adobe Garamond Pro" style:font-style-complex="italic"/>
    </style:style>
    <style:style style:name="P257" style:parent-style-name="Standard" style:family="paragraph">
      <style:text-properties style:font-name="Adobe Garamond Pro" style:font-style-complex="italic"/>
    </style:style>
    <style:style style:name="P258" style:parent-style-name="Standard" style:family="paragraph">
      <style:text-properties style:font-name="Adobe Garamond Pro" style:font-style-complex="italic"/>
    </style:style>
    <style:style style:name="T259" style:parent-style-name="DefaultParagraphFont" style:family="text">
      <style:text-properties style:font-name="Adobe Garamond Pro" style:font-style-complex="italic"/>
    </style:style>
    <style:style style:name="T260" style:parent-style-name="DefaultParagraphFont" style:family="text">
      <style:text-properties style:font-name="Adobe Garamond Pro" fo:font-style="italic" style:font-style-asian="italic" style:font-style-complex="italic"/>
    </style:style>
    <style:style style:name="T261" style:parent-style-name="DefaultParagraphFont" style:family="text">
      <style:text-properties style:font-name="Adobe Garamond Pro" style:font-style-complex="italic"/>
    </style:style>
    <style:style style:name="T262" style:parent-style-name="DefaultParagraphFont" style:family="text">
      <style:text-properties style:font-name="Adobe Garamond Pro" fo:font-style="italic" style:font-style-asian="italic" style:font-style-complex="italic"/>
    </style:style>
    <style:style style:name="T263" style:parent-style-name="DefaultParagraphFont" style:family="text">
      <style:text-properties style:font-name="Adobe Garamond Pro" style:font-style-complex="italic"/>
    </style:style>
    <style:style style:name="T264" style:parent-style-name="DefaultParagraphFont" style:family="text">
      <style:text-properties style:font-name="Adobe Garamond Pro" style:font-style-complex="italic"/>
    </style:style>
    <style:style style:name="P265" style:parent-style-name="Standard" style:family="paragraph">
      <style:text-properties style:font-name="Adobe Garamond Pro" style:font-style-complex="italic"/>
    </style:style>
    <style:style style:name="T266" style:parent-style-name="DefaultParagraphFont" style:family="text">
      <style:text-properties style:font-name="Adobe Garamond Pro" fo:font-style="italic" style:font-style-asian="italic" style:font-style-complex="italic"/>
    </style:style>
    <style:style style:name="T267" style:parent-style-name="DefaultParagraphFont" style:family="text">
      <style:text-properties style:font-name="Adobe Garamond Pro" style:font-style-complex="italic"/>
    </style:style>
    <style:style style:name="T268" style:parent-style-name="DefaultParagraphFont" style:family="text">
      <style:text-properties style:font-name="Adobe Garamond Pro" fo:font-style="italic" style:font-style-asian="italic" style:font-style-complex="italic"/>
    </style:style>
    <style:style style:name="T269" style:parent-style-name="DefaultParagraphFont" style:family="text">
      <style:text-properties style:font-name="Adobe Garamond Pro" style:font-style-complex="italic"/>
    </style:style>
    <style:style style:name="T270" style:parent-style-name="DefaultParagraphFont" style:family="text">
      <style:text-properties style:font-name="Adobe Garamond Pro" fo:font-style="italic" style:font-style-asian="italic" style:font-style-complex="italic"/>
    </style:style>
    <style:style style:name="T271" style:parent-style-name="DefaultParagraphFont" style:family="text">
      <style:text-properties style:font-name="Adobe Garamond Pro" style:font-style-complex="italic"/>
    </style:style>
    <style:style style:name="T272" style:parent-style-name="DefaultParagraphFont" style:family="text">
      <style:text-properties style:font-name="Adobe Garamond Pro" fo:font-style="italic" style:font-style-asian="italic" style:font-style-complex="italic"/>
    </style:style>
    <style:style style:name="T273" style:parent-style-name="DefaultParagraphFont" style:family="text">
      <style:text-properties style:font-name="Adobe Garamond Pro" style:font-style-complex="italic"/>
    </style:style>
    <style:style style:name="T274" style:parent-style-name="DefaultParagraphFont" style:family="text">
      <style:text-properties style:font-name="Adobe Garamond Pro" style:font-style-complex="italic"/>
    </style:style>
    <style:style style:name="P275" style:parent-style-name="Standard" style:family="paragraph">
      <style:text-properties style:font-name="Adobe Garamond Pro" style:font-style-complex="italic"/>
    </style:style>
    <style:style style:name="P276" style:parent-style-name="Standard" style:family="paragraph">
      <style:text-properties style:font-name="Adobe Garamond Pro" style:font-style-complex="italic"/>
    </style:style>
    <style:style style:name="P277" style:parent-style-name="Standard" style:family="paragraph">
      <style:text-properties style:font-name="Adobe Garamond Pro" style:font-style-complex="italic"/>
    </style:style>
    <style:style style:name="T278" style:parent-style-name="DefaultParagraphFont" style:family="text">
      <style:text-properties style:font-name="Adobe Garamond Pro" fo:font-style="italic" style:font-style-asian="italic" style:font-style-complex="italic"/>
    </style:style>
    <style:style style:name="T279" style:parent-style-name="DefaultParagraphFont" style:family="text">
      <style:text-properties style:font-name="Adobe Garamond Pro" style:font-style-complex="italic"/>
    </style:style>
    <style:style style:name="P280" style:parent-style-name="Standard" style:family="paragraph">
      <style:text-properties style:font-name="Adobe Garamond Pro" style:font-style-complex="italic"/>
    </style:style>
    <style:style style:name="P281" style:parent-style-name="Standard" style:family="paragraph">
      <style:text-properties style:font-name="Adobe Garamond Pro" style:font-style-complex="italic"/>
    </style:style>
    <style:style style:name="P282" style:parent-style-name="Standard" style:family="paragraph">
      <style:text-properties style:font-name="Adobe Garamond Pro" style:font-style-complex="italic"/>
    </style:style>
    <style:style style:name="T283" style:parent-style-name="DefaultParagraphFont" style:family="text">
      <style:text-properties style:font-name="Adobe Garamond Pro" fo:font-style="italic" style:font-style-asian="italic" style:font-style-complex="italic"/>
    </style:style>
    <style:style style:name="T284" style:parent-style-name="DefaultParagraphFont" style:family="text">
      <style:text-properties style:font-name="Adobe Garamond Pro" style:font-style-complex="italic"/>
    </style:style>
    <style:style style:name="P285" style:parent-style-name="Standard" style:family="paragraph">
      <style:text-properties style:font-name="Adobe Garamond Pro" style:font-style-complex="italic"/>
    </style:style>
    <style:style style:name="P286" style:parent-style-name="Standard" style:family="paragraph">
      <style:text-properties style:font-name="Adobe Garamond Pro" style:font-style-complex="italic"/>
    </style:style>
    <style:style style:name="P287" style:parent-style-name="Standard" style:family="paragraph">
      <style:text-properties style:font-name="Adobe Garamond Pro" style:font-style-complex="italic"/>
    </style:style>
    <style:style style:name="T288" style:parent-style-name="DefaultParagraphFont" style:family="text">
      <style:text-properties style:font-name="Adobe Garamond Pro" fo:font-style="italic" style:font-style-asian="italic" style:font-style-complex="italic"/>
    </style:style>
    <style:style style:name="T289" style:parent-style-name="DefaultParagraphFont" style:family="text">
      <style:text-properties style:font-name="Adobe Garamond Pro" style:font-style-complex="italic"/>
    </style:style>
    <style:style style:name="P290" style:parent-style-name="Standard" style:family="paragraph">
      <style:text-properties style:font-name="Adobe Garamond Pro" style:font-style-complex="italic"/>
    </style:style>
    <style:style style:name="P291" style:parent-style-name="Standard" style:family="paragraph">
      <style:text-properties style:font-name="Adobe Garamond Pro" style:font-style-complex="italic"/>
    </style:style>
    <style:style style:name="P292" style:parent-style-name="Standard" style:family="paragraph">
      <style:text-properties style:font-name="Adobe Garamond Pro" style:font-style-complex="italic"/>
    </style:style>
    <style:style style:name="T293" style:parent-style-name="DefaultParagraphFont" style:family="text">
      <style:text-properties style:font-name="Adobe Garamond Pro" fo:font-style="italic" style:font-style-asian="italic" style:font-style-complex="italic"/>
    </style:style>
    <style:style style:name="T294" style:parent-style-name="DefaultParagraphFont" style:family="text">
      <style:text-properties style:font-name="Adobe Garamond Pro" style:font-style-complex="italic"/>
    </style:style>
    <style:style style:name="T295" style:parent-style-name="DefaultParagraphFont" style:family="text">
      <style:text-properties style:font-name="Adobe Garamond Pro" style:font-style-complex="italic"/>
    </style:style>
    <style:style style:name="P296" style:parent-style-name="Standard" style:family="paragraph">
      <style:text-properties style:font-name="Adobe Garamond Pro" style:font-style-complex="italic"/>
    </style:style>
    <style:style style:name="P297" style:parent-style-name="Standard" style:family="paragraph">
      <style:text-properties style:font-name="Adobe Garamond Pro" style:font-style-complex="italic"/>
    </style:style>
    <style:style style:name="P298" style:parent-style-name="Standard" style:family="paragraph">
      <style:text-properties style:font-name="Adobe Garamond Pro" style:font-style-complex="italic"/>
    </style:style>
    <style:style style:name="T299" style:parent-style-name="DefaultParagraphFont" style:family="text">
      <style:text-properties style:font-name="Adobe Garamond Pro" style:font-style-complex="italic"/>
    </style:style>
    <style:style style:name="T300" style:parent-style-name="DefaultParagraphFont" style:family="text">
      <style:text-properties style:font-name="Adobe Garamond Pro" fo:font-style="italic" style:font-style-asian="italic" style:font-style-complex="italic"/>
    </style:style>
    <style:style style:name="T301" style:parent-style-name="DefaultParagraphFont" style:family="text">
      <style:text-properties style:font-name="Adobe Garamond Pro" style:font-style-complex="italic"/>
    </style:style>
    <style:style style:name="T302" style:parent-style-name="DefaultParagraphFont" style:family="text">
      <style:text-properties style:font-name="Adobe Garamond Pro" fo:font-style="italic" style:font-style-asian="italic" style:font-style-complex="italic"/>
    </style:style>
    <style:style style:name="T303" style:parent-style-name="DefaultParagraphFont" style:family="text">
      <style:text-properties style:font-name="Adobe Garamond Pro" style:font-style-complex="italic"/>
    </style:style>
    <style:style style:name="P304" style:parent-style-name="Standard" style:family="paragraph">
      <style:text-properties style:font-name="Adobe Garamond Pro" style:font-style-complex="italic"/>
    </style:style>
    <style:style style:name="T305" style:parent-style-name="DefaultParagraphFont" style:family="text">
      <style:text-properties style:font-name="Adobe Garamond Pro" fo:font-style="italic" style:font-style-asian="italic" style:font-style-complex="italic"/>
    </style:style>
    <style:style style:name="T306" style:parent-style-name="DefaultParagraphFont" style:family="text">
      <style:text-properties style:font-name="Adobe Garamond Pro" style:font-style-complex="italic"/>
    </style:style>
    <style:style style:name="T307" style:parent-style-name="DefaultParagraphFont" style:family="text">
      <style:text-properties style:font-name="Adobe Garamond Pro" fo:font-style="italic" style:font-style-asian="italic" style:font-style-complex="italic"/>
    </style:style>
    <style:style style:name="T308" style:parent-style-name="DefaultParagraphFont" style:family="text">
      <style:text-properties style:font-name="Adobe Garamond Pro" style:font-style-complex="italic"/>
    </style:style>
    <style:style style:name="T309" style:parent-style-name="DefaultParagraphFont" style:family="text">
      <style:text-properties style:font-name="Adobe Garamond Pro" fo:font-style="italic" style:font-style-asian="italic" style:font-style-complex="italic"/>
    </style:style>
    <style:style style:name="P310" style:parent-style-name="Standard" style:family="paragraph">
      <style:text-properties style:font-name="Adobe Garamond Pro" style:font-style-complex="italic"/>
    </style:style>
    <style:style style:name="P311" style:parent-style-name="Standard" style:family="paragraph">
      <style:text-properties style:font-name="Adobe Garamond Pro" style:font-style-complex="italic"/>
    </style:style>
    <style:style style:name="P312" style:parent-style-name="Standard" style:family="paragraph">
      <style:text-properties style:font-name="Adobe Garamond Pro" style:font-style-complex="italic"/>
    </style:style>
    <style:style style:name="P313" style:parent-style-name="Standard" style:family="paragraph">
      <style:text-properties style:font-name="Adobe Garamond Pro" style:font-style-complex="italic"/>
    </style:style>
    <style:style style:name="P314" style:parent-style-name="Standard" style:family="paragraph">
      <style:text-properties style:font-name="Adobe Garamond Pro" style:font-style-complex="italic"/>
    </style:style>
    <style:style style:name="P315" style:parent-style-name="Standard" style:family="paragraph">
      <style:text-properties style:font-name="Adobe Garamond Pro" style:font-style-complex="italic"/>
    </style:style>
    <style:style style:name="P316" style:parent-style-name="Standard" style:family="paragraph">
      <style:text-properties style:font-name="Adobe Garamond Pro" style:font-style-complex="italic"/>
    </style:style>
    <style:style style:name="T317" style:parent-style-name="DefaultParagraphFont" style:family="text">
      <style:text-properties style:font-name="Adobe Garamond Pro" style:font-style-complex="italic"/>
    </style:style>
    <style:style style:name="T318" style:parent-style-name="DefaultParagraphFont" style:family="text">
      <style:text-properties style:font-name="Adobe Garamond Pro" fo:font-style="italic" style:font-style-asian="italic" style:font-style-complex="italic"/>
    </style:style>
    <style:style style:name="T319" style:parent-style-name="DefaultParagraphFont" style:family="text">
      <style:text-properties style:font-name="Adobe Garamond Pro" style:font-style-complex="italic"/>
    </style:style>
    <style:style style:name="P320" style:parent-style-name="Standard" style:family="paragraph">
      <style:text-properties style:font-name="Adobe Garamond Pro" style:font-style-complex="italic"/>
    </style:style>
    <style:style style:name="P321" style:parent-style-name="Standard" style:family="paragraph">
      <style:text-properties style:font-name="Adobe Garamond Pro" style:font-style-complex="italic"/>
    </style:style>
    <style:style style:name="P322" style:parent-style-name="Standard" style:family="paragraph">
      <style:text-properties style:font-name="Adobe Garamond Pro" style:font-style-complex="italic"/>
    </style:style>
    <style:style style:name="P323" style:parent-style-name="Standard" style:family="paragraph">
      <style:text-properties style:font-name="Adobe Garamond Pro" style:font-style-complex="italic"/>
    </style:style>
    <style:style style:name="P324" style:parent-style-name="Standard" style:family="paragraph">
      <style:text-properties style:font-name="Adobe Garamond Pro" style:font-style-complex="italic"/>
    </style:style>
    <style:style style:name="T325" style:parent-style-name="DefaultParagraphFont" style:family="text">
      <style:text-properties style:font-name="Adobe Garamond Pro" style:font-style-complex="italic"/>
    </style:style>
    <style:style style:name="T326" style:parent-style-name="DefaultParagraphFont" style:family="text">
      <style:text-properties style:font-name="Adobe Garamond Pro" fo:font-style="italic" style:font-style-asian="italic" style:font-style-complex="italic"/>
    </style:style>
    <style:style style:name="T327" style:parent-style-name="DefaultParagraphFont" style:family="text">
      <style:text-properties style:font-name="Adobe Garamond Pro" style:font-style-complex="italic"/>
    </style:style>
    <style:style style:name="T328" style:parent-style-name="DefaultParagraphFont" style:family="text">
      <style:text-properties style:font-name="Adobe Garamond Pro" fo:font-style="italic" style:font-style-asian="italic" style:font-style-complex="italic"/>
    </style:style>
    <style:style style:name="T329" style:parent-style-name="DefaultParagraphFont" style:family="text">
      <style:text-properties style:font-name="Adobe Garamond Pro" style:font-style-complex="italic"/>
    </style:style>
    <style:style style:name="P330" style:parent-style-name="Standard" style:family="paragraph">
      <style:text-properties style:font-name="Adobe Garamond Pro" style:font-style-complex="italic"/>
    </style:style>
    <style:style style:name="T331" style:parent-style-name="DefaultParagraphFont" style:family="text">
      <style:text-properties style:font-name="Adobe Garamond Pro" fo:font-style="italic" style:font-style-asian="italic" style:font-style-complex="italic"/>
    </style:style>
    <style:style style:name="T332" style:parent-style-name="DefaultParagraphFont" style:family="text">
      <style:text-properties style:font-name="Adobe Garamond Pro" style:font-style-complex="italic"/>
    </style:style>
    <style:style style:name="T333" style:parent-style-name="DefaultParagraphFont" style:family="text">
      <style:text-properties style:font-name="Adobe Garamond Pro" fo:font-style="italic" style:font-style-asian="italic" style:font-style-complex="italic"/>
    </style:style>
    <style:style style:name="T334" style:parent-style-name="DefaultParagraphFont" style:family="text">
      <style:text-properties style:font-name="Adobe Garamond Pro" style:font-style-complex="italic"/>
    </style:style>
    <style:style style:name="T335" style:parent-style-name="DefaultParagraphFont" style:family="text">
      <style:text-properties style:font-name="Adobe Garamond Pro" fo:font-style="italic" style:font-style-asian="italic" style:font-style-complex="italic"/>
    </style:style>
    <style:style style:name="T336" style:parent-style-name="DefaultParagraphFont" style:family="text">
      <style:text-properties style:font-name="Adobe Garamond Pro" style:font-style-complex="italic"/>
    </style:style>
    <style:style style:name="P337" style:parent-style-name="Standard" style:family="paragraph">
      <style:text-properties style:font-name="Adobe Garamond Pro" style:font-style-complex="italic"/>
    </style:style>
    <style:style style:name="T338" style:parent-style-name="DefaultParagraphFont" style:family="text">
      <style:text-properties style:font-name="Adobe Garamond Pro" fo:font-style="italic" style:font-style-asian="italic" style:font-style-complex="italic"/>
    </style:style>
    <style:style style:name="T339" style:parent-style-name="DefaultParagraphFont" style:family="text">
      <style:text-properties style:font-name="Adobe Garamond Pro" style:font-style-complex="italic"/>
    </style:style>
    <style:style style:name="T340" style:parent-style-name="DefaultParagraphFont" style:family="text">
      <style:text-properties style:font-name="Adobe Garamond Pro" fo:font-style="italic" style:font-style-asian="italic" style:font-style-complex="italic"/>
    </style:style>
    <style:style style:name="T341" style:parent-style-name="DefaultParagraphFont" style:family="text">
      <style:text-properties style:font-name="Adobe Garamond Pro" fo:font-style="italic" style:font-style-asian="italic" style:font-style-complex="italic"/>
    </style:style>
    <style:style style:name="T342" style:parent-style-name="DefaultParagraphFont" style:family="text">
      <style:text-properties style:font-name="Adobe Garamond Pro" style:font-style-complex="italic"/>
    </style:style>
    <style:style style:name="P343" style:parent-style-name="Standard" style:family="paragraph">
      <style:text-properties style:font-name="Adobe Garamond Pro" style:font-style-complex="italic"/>
    </style:style>
    <style:style style:name="P344" style:parent-style-name="Standard" style:family="paragraph">
      <style:text-properties style:font-name="Adobe Garamond Pro" style:font-style-complex="italic"/>
    </style:style>
    <style:style style:name="T345" style:parent-style-name="DefaultParagraphFont" style:family="text">
      <style:text-properties style:font-name="Adobe Garamond Pro" fo:font-style="italic" style:font-style-asian="italic" style:font-style-complex="italic"/>
    </style:style>
    <style:style style:name="T346" style:parent-style-name="DefaultParagraphFont" style:family="text">
      <style:text-properties style:font-name="Adobe Garamond Pro" style:font-style-complex="italic"/>
    </style:style>
    <style:style style:name="T347" style:parent-style-name="DefaultParagraphFont" style:family="text">
      <style:text-properties style:font-name="Adobe Garamond Pro" style:font-style-complex="italic"/>
    </style:style>
    <style:style style:name="P348" style:parent-style-name="Standard" style:family="paragraph">
      <style:text-properties style:font-name="Adobe Garamond Pro" style:font-style-complex="italic"/>
    </style:style>
    <style:style style:name="P349" style:parent-style-name="Standard" style:family="paragraph">
      <style:text-properties style:font-name="Adobe Garamond Pro" style:font-style-complex="italic"/>
    </style:style>
    <style:style style:name="T350" style:parent-style-name="DefaultParagraphFont" style:family="text">
      <style:text-properties style:font-name="Adobe Garamond Pro" fo:font-style="italic" style:font-style-asian="italic" style:font-style-complex="italic"/>
    </style:style>
    <style:style style:name="T351" style:parent-style-name="DefaultParagraphFont" style:family="text">
      <style:text-properties style:font-name="Adobe Garamond Pro" style:font-style-complex="italic"/>
    </style:style>
    <style:style style:name="T352" style:parent-style-name="DefaultParagraphFont" style:family="text">
      <style:text-properties style:font-name="Adobe Garamond Pro" fo:font-style="italic" style:font-style-asian="italic" style:font-style-complex="italic"/>
    </style:style>
    <style:style style:name="T353" style:parent-style-name="DefaultParagraphFont" style:family="text">
      <style:text-properties style:font-name="Adobe Garamond Pro" style:font-style-complex="italic"/>
    </style:style>
    <style:style style:name="T354" style:parent-style-name="DefaultParagraphFont" style:family="text">
      <style:text-properties style:font-name="Adobe Garamond Pro" style:font-style-complex="italic"/>
    </style:style>
    <style:style style:name="T355" style:parent-style-name="DefaultParagraphFont" style:family="text">
      <style:text-properties style:font-name="Adobe Garamond Pro" fo:font-style="italic" style:font-style-asian="italic" style:font-style-complex="italic"/>
    </style:style>
    <style:style style:name="T356" style:parent-style-name="DefaultParagraphFont" style:family="text">
      <style:text-properties style:font-name="Adobe Garamond Pro" style:font-style-complex="italic"/>
    </style:style>
    <style:style style:name="P357" style:parent-style-name="Standard" style:family="paragraph">
      <style:text-properties style:font-name="Adobe Garamond Pro" style:font-style-complex="italic"/>
    </style:style>
    <style:style style:name="P358" style:parent-style-name="Standard" style:family="paragraph">
      <style:text-properties style:font-name="Adobe Garamond Pro" style:font-style-complex="italic"/>
    </style:style>
    <style:style style:name="P359" style:parent-style-name="Standard" style:family="paragraph">
      <style:text-properties style:font-name="Adobe Garamond Pro" style:font-style-complex="italic"/>
    </style:style>
    <style:style style:name="T360" style:parent-style-name="DefaultParagraphFont" style:family="text">
      <style:text-properties style:font-name="Adobe Garamond Pro" style:font-style-complex="italic"/>
    </style:style>
    <style:style style:name="T361" style:parent-style-name="DefaultParagraphFont" style:family="text">
      <style:text-properties style:font-name="Adobe Garamond Pro" style:font-style-complex="italic" style:text-position="super 58.3%"/>
    </style:style>
    <style:style style:name="T362" style:parent-style-name="DefaultParagraphFont" style:family="text">
      <style:text-properties style:font-name="Adobe Garamond Pro" style:font-style-complex="italic"/>
    </style:style>
    <style:style style:name="P363" style:parent-style-name="Standard" style:family="paragraph">
      <style:text-properties style:font-name="Adobe Garamond Pro" style:font-style-complex="italic"/>
    </style:style>
    <style:style style:name="P364" style:parent-style-name="Standard" style:family="paragraph">
      <style:text-properties style:font-name="Adobe Garamond Pro" style:font-style-complex="italic"/>
    </style:style>
    <style:style style:name="P365" style:parent-style-name="Standard" style:family="paragraph">
      <style:text-properties style:font-name="Adobe Garamond Pro" style:font-style-complex="italic"/>
    </style:style>
    <style:style style:name="P366" style:parent-style-name="Standard" style:family="paragraph">
      <style:text-properties style:font-name="Adobe Garamond Pro" style:font-style-complex="italic"/>
    </style:style>
    <style:style style:name="P367" style:parent-style-name="Standard" style:family="paragraph">
      <style:text-properties style:font-name="Adobe Garamond Pro" style:font-style-complex="italic"/>
    </style:style>
    <style:style style:name="P368" style:parent-style-name="Standard" style:family="paragraph">
      <style:text-properties style:font-name="Adobe Garamond Pro" style:font-style-complex="italic"/>
    </style:style>
    <style:style style:name="T369" style:parent-style-name="DefaultParagraphFont" style:family="text">
      <style:text-properties style:font-name="Adobe Garamond Pro" fo:font-style="italic" style:font-style-asian="italic" style:font-style-complex="italic"/>
    </style:style>
    <style:style style:name="T370" style:parent-style-name="DefaultParagraphFont" style:family="text">
      <style:text-properties style:font-name="Adobe Garamond Pro" style:font-style-complex="italic"/>
    </style:style>
    <style:style style:name="T371" style:parent-style-name="DefaultParagraphFont" style:family="text">
      <style:text-properties style:font-name="Adobe Garamond Pro" style:font-style-complex="italic" style:text-position="super 58.3%"/>
    </style:style>
    <style:style style:name="T372" style:parent-style-name="DefaultParagraphFont" style:family="text">
      <style:text-properties style:font-name="Adobe Garamond Pro" style:font-style-complex="italic"/>
    </style:style>
    <style:style style:name="T373" style:parent-style-name="DefaultParagraphFont" style:family="text">
      <style:text-properties style:font-name="Adobe Garamond Pro" style:font-style-complex="italic" style:text-position="super 58.3%"/>
    </style:style>
    <style:style style:name="T374" style:parent-style-name="DefaultParagraphFont" style:family="text">
      <style:text-properties style:font-name="Adobe Garamond Pro" style:font-style-complex="italic"/>
    </style:style>
    <style:style style:name="T375" style:parent-style-name="DefaultParagraphFont" style:family="text">
      <style:text-properties style:font-name="Adobe Garamond Pro" fo:font-style="italic" style:font-style-asian="italic" style:font-style-complex="italic"/>
    </style:style>
    <style:style style:name="T376" style:parent-style-name="DefaultParagraphFont" style:family="text">
      <style:text-properties style:font-name="Adobe Garamond Pro"/>
    </style:style>
    <style:style style:name="T377" style:parent-style-name="DefaultParagraphFont" style:family="text">
      <style:text-properties style:font-name="Adobe Garamond Pro" fo:font-style="italic" style:font-style-asian="italic" style:font-style-complex="italic"/>
    </style:style>
    <style:style style:name="T378" style:parent-style-name="DefaultParagraphFont" style:family="text">
      <style:text-properties style:font-name="Adobe Garamond Pro"/>
    </style:style>
    <style:style style:name="T379" style:parent-style-name="DefaultParagraphFont" style:family="text">
      <style:text-properties style:font-name="Adobe Garamond Pro"/>
    </style:style>
    <style:style style:name="P380" style:parent-style-name="Standard" style:family="paragraph">
      <style:text-properties style:font-name="Adobe Garamond Pro"/>
    </style:style>
    <style:style style:name="T381" style:parent-style-name="DefaultParagraphFont" style:family="text">
      <style:text-properties style:font-name="Adobe Garamond Pro"/>
    </style:style>
    <style:style style:name="T382" style:parent-style-name="DefaultParagraphFont" style:family="text">
      <style:text-properties style:font-name="Adobe Garamond Pro" fo:font-style="italic" style:font-style-asian="italic" style:font-style-complex="italic"/>
    </style:style>
    <style:style style:name="T383" style:parent-style-name="DefaultParagraphFont" style:family="text">
      <style:text-properties style:font-name="Adobe Garamond Pro"/>
    </style:style>
    <style:style style:name="T384" style:parent-style-name="DefaultParagraphFont" style:family="text">
      <style:text-properties style:font-name="Adobe Garamond Pro" fo:font-weight="bold" style:font-weight-asian="bold" style:font-weight-complex="bold"/>
    </style:style>
    <style:style style:name="T385" style:parent-style-name="DefaultParagraphFont" style:family="text">
      <style:text-properties style:font-name="Adobe Garamond Pro" fo:font-style="italic" style:font-style-asian="italic" style:font-style-complex="italic"/>
    </style:style>
    <style:style style:name="T386" style:parent-style-name="DefaultParagraphFont" style:family="text">
      <style:text-properties style:font-name="Adobe Garamond Pro"/>
    </style:style>
    <style:style style:name="T387" style:parent-style-name="DefaultParagraphFont" style:family="text">
      <style:text-properties style:font-name="Adobe Garamond Pro" fo:font-style="italic" style:font-style-asian="italic" style:font-style-complex="italic"/>
    </style:style>
    <style:style style:name="T388" style:parent-style-name="DefaultParagraphFont" style:family="text">
      <style:text-properties style:font-name="Adobe Garamond Pro"/>
    </style:style>
    <style:style style:name="P389" style:parent-style-name="Standard" style:family="paragraph">
      <style:text-properties style:font-name="Adobe Garamond Pro"/>
    </style:style>
    <style:style style:name="T390" style:parent-style-name="DefaultParagraphFont" style:family="text">
      <style:text-properties style:font-name="Adobe Garamond Pro" fo:font-style="italic" style:font-style-asian="italic" style:font-style-complex="italic"/>
    </style:style>
    <style:style style:name="T391" style:parent-style-name="DefaultParagraphFont" style:family="text">
      <style:text-properties style:font-name="Adobe Garamond Pro"/>
    </style:style>
    <style:style style:name="T392" style:parent-style-name="DefaultParagraphFont" style:family="text">
      <style:text-properties style:font-name="Adobe Garamond Pro" fo:font-style="italic" style:font-style-asian="italic" style:font-style-complex="italic"/>
    </style:style>
    <style:style style:name="T393" style:parent-style-name="DefaultParagraphFont" style:family="text">
      <style:text-properties style:font-name="Adobe Garamond Pro"/>
    </style:style>
    <style:style style:name="T394" style:parent-style-name="DefaultParagraphFont" style:family="text">
      <style:text-properties style:font-name="Adobe Garamond Pro"/>
    </style:style>
    <style:style style:name="T395" style:parent-style-name="DefaultParagraphFont" style:family="text">
      <style:text-properties style:font-name="Adobe Garamond Pro" fo:font-style="italic" style:font-style-asian="italic" style:font-style-complex="italic"/>
    </style:style>
    <style:style style:name="T396" style:parent-style-name="DefaultParagraphFont" style:family="text">
      <style:text-properties style:font-name="Adobe Garamond Pro" fo:font-style="italic" style:font-style-asian="italic" style:font-style-complex="italic"/>
    </style:style>
    <style:style style:name="T397" style:parent-style-name="DefaultParagraphFont" style:family="text">
      <style:text-properties style:font-name="Adobe Garamond Pro"/>
    </style:style>
    <style:style style:name="T398" style:parent-style-name="DefaultParagraphFont" style:family="text">
      <style:text-properties style:font-name="Adobe Garamond Pro" fo:font-style="italic" style:font-style-asian="italic" style:font-style-complex="italic"/>
    </style:style>
    <style:style style:name="T399" style:parent-style-name="DefaultParagraphFont" style:family="text">
      <style:text-properties style:font-name="Adobe Garamond Pro"/>
    </style:style>
    <style:style style:name="P400" style:parent-style-name="Standard" style:family="paragraph">
      <style:text-properties style:font-name="Adobe Garamond Pro"/>
    </style:style>
    <style:style style:name="T401" style:parent-style-name="DefaultParagraphFont" style:family="text">
      <style:text-properties style:font-name="Adobe Garamond Pro"/>
    </style:style>
    <style:style style:name="P402" style:parent-style-name="Standard" style:family="paragraph">
      <style:text-properties style:font-name="Adobe Garamond Pro"/>
    </style:style>
    <style:style style:name="T403" style:parent-style-name="DefaultParagraphFont" style:family="text">
      <style:text-properties style:font-name="Adobe Garamond Pro"/>
    </style:style>
    <style:style style:name="T404" style:parent-style-name="DefaultParagraphFont" style:family="text">
      <style:text-properties style:font-name="Adobe Garamond Pro" fo:font-style="italic" style:font-style-asian="italic" style:font-style-complex="italic"/>
    </style:style>
    <style:style style:name="P405" style:parent-style-name="Standard" style:family="paragraph">
      <style:text-properties style:font-name="Adobe Garamond Pro"/>
    </style:style>
    <style:style style:name="P406" style:parent-style-name="Standard" style:family="paragraph">
      <style:text-properties style:font-name="Adobe Garamond Pro"/>
    </style:style>
    <style:style style:name="T407" style:parent-style-name="DefaultParagraphFont" style:family="text">
      <style:text-properties style:font-name="Adobe Garamond Pro"/>
    </style:style>
    <style:style style:name="T408" style:parent-style-name="DefaultParagraphFont" style:family="text">
      <style:text-properties style:font-name="Adobe Garamond Pro" fo:font-style="italic" style:font-style-asian="italic" style:font-style-complex="italic"/>
    </style:style>
    <style:style style:name="P409" style:parent-style-name="Standard" style:family="paragraph">
      <style:text-properties style:font-name="Adobe Garamond Pro"/>
    </style:style>
    <style:style style:name="T410" style:parent-style-name="DefaultParagraphFont" style:family="text">
      <style:text-properties style:font-name="Adobe Garamond Pro"/>
    </style:style>
    <style:style style:name="T411" style:parent-style-name="DefaultParagraphFont" style:family="text">
      <style:text-properties style:font-name="Adobe Garamond Pro"/>
    </style:style>
    <style:style style:name="T412" style:parent-style-name="DefaultParagraphFont" style:family="text">
      <style:text-properties style:font-name="Adobe Garamond Pro" fo:font-style="italic" style:font-style-asian="italic" style:font-style-complex="italic"/>
    </style:style>
    <style:style style:name="T413" style:parent-style-name="DefaultParagraphFont" style:family="text">
      <style:text-properties style:font-name="Adobe Garamond Pro"/>
    </style:style>
    <style:style style:name="T414" style:parent-style-name="DefaultParagraphFont" style:family="text">
      <style:text-properties style:font-name="Adobe Garamond Pro" fo:font-style="italic" style:font-style-asian="italic" style:font-style-complex="italic"/>
    </style:style>
    <style:style style:name="T415" style:parent-style-name="DefaultParagraphFont" style:family="text">
      <style:text-properties style:font-name="Adobe Garamond Pro"/>
    </style:style>
    <style:style style:name="P416" style:parent-style-name="Standard" style:family="paragraph">
      <style:text-properties style:font-name="Adobe Garamond Pro" fo:font-style="italic" style:font-style-asian="italic" style:font-style-complex="italic"/>
    </style:style>
    <style:style style:name="P417" style:parent-style-name="Standard" style:family="paragraph">
      <style:text-properties style:font-name="Adobe Garamond Pro" fo:font-style="italic" style:font-style-asian="italic" style:font-style-complex="italic"/>
    </style:style>
    <style:style style:name="P418" style:parent-style-name="Standard" style:family="paragraph">
      <style:text-properties style:font-name="Adobe Garamond Pro"/>
    </style:style>
    <style:style style:name="P419" style:parent-style-name="Standard" style:family="paragraph">
      <style:text-properties style:font-name="Adobe Garamond Pro" fo:font-style="italic" style:font-style-asian="italic" style:font-style-complex="italic"/>
    </style:style>
    <style:style style:name="P420" style:parent-style-name="Standard" style:family="paragraph">
      <style:text-properties style:font-name="Adobe Garamond Pro"/>
    </style:style>
    <style:style style:name="P421" style:parent-style-name="Standard" style:family="paragraph">
      <style:text-properties style:font-name="Adobe Garamond Pro"/>
    </style:style>
    <style:style style:name="T422" style:parent-style-name="DefaultParagraphFont" style:family="text">
      <style:text-properties style:font-name="Adobe Garamond Pro" fo:font-style="italic" style:font-style-asian="italic" style:font-style-complex="italic"/>
    </style:style>
    <style:style style:name="T423" style:parent-style-name="DefaultParagraphFont" style:family="text">
      <style:text-properties style:font-name="Adobe Garamond Pro"/>
    </style:style>
    <style:style style:name="T424" style:parent-style-name="DefaultParagraphFont" style:family="text">
      <style:text-properties style:font-name="Adobe Garamond Pro" fo:font-style="italic" style:font-style-asian="italic" style:font-style-complex="italic"/>
    </style:style>
    <style:style style:name="T425" style:parent-style-name="DefaultParagraphFont" style:family="text">
      <style:text-properties style:font-name="Adobe Garamond Pro"/>
    </style:style>
    <style:style style:name="T426" style:parent-style-name="DefaultParagraphFont" style:family="text">
      <style:text-properties style:font-name="Adobe Garamond Pro"/>
    </style:style>
    <style:style style:name="T427" style:parent-style-name="DefaultParagraphFont" style:family="text">
      <style:text-properties style:font-name="Adobe Garamond Pro" fo:font-style="italic" style:font-style-asian="italic" style:font-style-complex="italic"/>
    </style:style>
    <style:style style:name="T428" style:parent-style-name="DefaultParagraphFont" style:family="text">
      <style:text-properties style:font-name="Adobe Garamond Pro"/>
    </style:style>
    <style:style style:name="P429" style:parent-style-name="Standard" style:family="paragraph">
      <style:text-properties style:font-name="Adobe Garamond Pro" fo:font-style="italic" style:font-style-asian="italic" style:font-style-complex="italic"/>
    </style:style>
    <style:style style:name="P430" style:parent-style-name="Standard" style:family="paragraph">
      <style:text-properties style:font-name="Adobe Garamond Pro"/>
    </style:style>
    <style:style style:name="P431" style:parent-style-name="Standard" style:family="paragraph">
      <style:text-properties style:font-name="Adobe Garamond Pro" fo:font-style="italic" style:font-style-asian="italic" style:font-style-complex="italic"/>
    </style:style>
    <style:style style:name="P432" style:parent-style-name="Standard" style:family="paragraph">
      <style:text-properties style:font-name="Adobe Garamond Pro"/>
    </style:style>
    <style:style style:name="P433" style:parent-style-name="Standard" style:family="paragraph">
      <style:text-properties style:font-name="Adobe Garamond Pro" fo:font-style="italic" style:font-style-asian="italic" style:font-style-complex="italic"/>
    </style:style>
    <style:style style:name="P434" style:parent-style-name="Standard" style:family="paragraph">
      <style:text-properties style:font-name="Adobe Garamond Pro"/>
    </style:style>
    <style:style style:name="P435" style:parent-style-name="Standard" style:family="paragraph">
      <style:text-properties style:font-name="Adobe Garamond Pro"/>
    </style:style>
    <style:style style:name="T436" style:parent-style-name="DefaultParagraphFont" style:family="text">
      <style:text-properties style:font-name="Adobe Garamond Pro"/>
    </style:style>
    <style:style style:name="T437" style:parent-style-name="DefaultParagraphFont" style:family="text">
      <style:text-properties style:font-name="Adobe Garamond Pro" fo:font-style="italic" style:font-style-asian="italic" style:font-style-complex="italic"/>
    </style:style>
    <style:style style:name="T438" style:parent-style-name="DefaultParagraphFont" style:family="text">
      <style:text-properties style:font-name="Adobe Garamond Pro"/>
    </style:style>
    <style:style style:name="T439" style:parent-style-name="DefaultParagraphFont" style:family="text">
      <style:text-properties style:font-name="Adobe Garamond Pro"/>
    </style:style>
    <style:style style:name="T440" style:parent-style-name="DefaultParagraphFont" style:family="text">
      <style:text-properties style:font-name="Adobe Garamond Pro" fo:font-style="italic" style:font-style-asian="italic" style:font-style-complex="italic"/>
    </style:style>
    <style:style style:name="P441" style:parent-style-name="Standard" style:family="paragraph">
      <style:text-properties style:font-name="Adobe Garamond Pro"/>
    </style:style>
    <style:style style:name="P442" style:parent-style-name="Standard" style:family="paragraph">
      <style:text-properties style:font-name="Adobe Garamond Pro"/>
    </style:style>
    <style:style style:name="P443" style:parent-style-name="Standard" style:family="paragraph">
      <style:text-properties style:font-name="Adobe Garamond Pro"/>
    </style:style>
    <style:style style:name="P444" style:parent-style-name="Standard" style:family="paragraph">
      <style:text-properties style:font-name="Adobe Garamond Pro"/>
    </style:style>
    <style:style style:name="T445" style:parent-style-name="DefaultParagraphFont" style:family="text">
      <style:text-properties style:font-name="Adobe Garamond Pro" fo:font-style="italic" style:font-style-asian="italic" style:font-style-complex="italic"/>
    </style:style>
    <style:style style:name="T446" style:parent-style-name="DefaultParagraphFont" style:family="text">
      <style:text-properties style:font-name="Adobe Garamond Pro"/>
    </style:style>
    <style:style style:name="T447" style:parent-style-name="DefaultParagraphFont" style:family="text">
      <style:text-properties style:font-name="Adobe Garamond Pro"/>
    </style:style>
    <style:style style:name="P448" style:parent-style-name="Standard" style:family="paragraph">
      <style:text-properties style:font-name="Adobe Garamond Pro"/>
    </style:style>
    <style:style style:name="P449" style:parent-style-name="Standard" style:family="paragraph">
      <style:text-properties style:font-name="Adobe Garamond Pro"/>
    </style:style>
    <style:style style:name="T450" style:parent-style-name="DefaultParagraphFont" style:family="text">
      <style:text-properties style:font-name="Adobe Garamond Pro" fo:font-style="italic" style:font-style-asian="italic" style:font-style-complex="italic"/>
    </style:style>
    <style:style style:name="T451" style:parent-style-name="DefaultParagraphFont" style:family="text">
      <style:text-properties style:font-name="Adobe Garamond Pro"/>
    </style:style>
    <style:style style:name="T452" style:parent-style-name="DefaultParagraphFont" style:family="text">
      <style:text-properties style:font-name="Adobe Garamond Pro"/>
    </style:style>
    <style:style style:name="T453" style:parent-style-name="DefaultParagraphFont" style:family="text">
      <style:text-properties style:font-name="Adobe Garamond Pro" fo:font-style="italic" style:font-style-asian="italic" style:font-style-complex="italic"/>
    </style:style>
    <style:style style:name="T454" style:parent-style-name="DefaultParagraphFont" style:family="text">
      <style:text-properties style:font-name="Adobe Garamond Pro"/>
    </style:style>
    <style:style style:name="T455" style:parent-style-name="DefaultParagraphFont" style:family="text">
      <style:text-properties style:font-name="Adobe Garamond Pro" fo:font-style="italic" style:font-style-asian="italic" style:font-style-complex="italic"/>
    </style:style>
    <style:style style:name="T456" style:parent-style-name="DefaultParagraphFont" style:family="text">
      <style:text-properties style:font-name="Adobe Garamond Pro"/>
    </style:style>
    <style:style style:name="T457" style:parent-style-name="DefaultParagraphFont" style:family="text">
      <style:text-properties style:font-name="Adobe Garamond Pro" fo:font-style="italic" style:font-style-asian="italic" style:font-style-complex="italic"/>
    </style:style>
    <style:style style:name="T458" style:parent-style-name="DefaultParagraphFont" style:family="text">
      <style:text-properties style:font-name="Adobe Garamond Pro"/>
    </style:style>
    <style:style style:name="P459" style:parent-style-name="Standard" style:family="paragraph">
      <style:text-properties style:font-name="Adobe Garamond Pro"/>
    </style:style>
    <style:style style:name="P460" style:parent-style-name="Standard" style:family="paragraph">
      <style:text-properties style:font-name="Adobe Garamond Pro"/>
    </style:style>
  </office:automatic-styles>
  <office:body>
    <office:text text:use-soft-page-breaks="true">
      <text:p text:style-name="P1">HASKELL</text:p>
      <text:p text:style-name="P2"/>
      <text:p text:style-name="P3">&gt;<text:s/>:t head</text:p>
      <text:p text:style-name="P4">head :: [a] -&gt; a</text:p>
      <text:p text:style-name="P5"/>
      <text:p text:style-name="P6">&gt; :t fst</text:p>
      <text:p text:style-name="P7">fst :: (a,b) -&gt; a</text:p>
      <text:p text:style-name="P8"/>
      <text:p text:style-name="P9">&gt; :t (==)</text:p>
      <text:p text:style-name="P10">(==) :: Eq a =&gt; a -&gt; a -&gt; Bool</text:p>
      <text:p text:style-name="Standard"><text:span text:style-name="T11">Here<text:s/></text:span><text:span text:style-name="T12">Eq a =&gt; a -&gt; a -&gt; Bool</text:span><text:span text:style-name="T13"><text:s/>is the type of function. This means that a should be a member of typeclass Eq for it to work in this function. This is called class<text:s/></text:span><text:span text:style-name="T14">constraint. All standard haskell types are a member of Eq typeclass.</text:span></text:p>
      <text:p text:style-name="P15">Any type that can be tested using == or /= should be a part of Eq typeclass.</text:p>
      <text:p text:style-name="P16"/>
      <text:p text:style-name="P17">A function can be used in infix notation by surronding it with `&lt;function-name&gt;`</text:p>
      <text:p text:style-name="P18">example, elem can be used like</text:p>
      <text:p text:style-name="P19">elem 2 [1,2,3], or</text:p>
      <text:p text:style-name="P20">2 `elem` [1,2,3]</text:p>
      <text:p text:style-name="P21"/>
      <text:p text:style-name="Standard"><text:span text:style-name="T22">Similar to Eq, there is an<text:s/></text:span><text:span text:style-name="T23">Ord</text:span><text:span text:style-name="T24"><text:s/>typeclass. All types that are a part of this class can be arranged in an ordered sequence.</text:span></text:p>
      <text:p text:style-name="P25">Example, :t (&gt;) should be</text:p>
      <text:p text:style-name="P26"><text:tab/>(&gt;) :: Ord a =&gt; a -&gt; a -&gt; Bool</text:p>
      <text:p text:style-name="P27">To be a member of Ord typeclass, a<text:s/>type must be a member of Eq typeclass also.</text:p>
      <text:p text:style-name="P28"/>
      <text:p text:style-name="Standard"><text:span text:style-name="T29">There also exists a<text:s/></text:span><text:span text:style-name="T30">compare</text:span><text:span text:style-name="T31"><text:s/>function, whose job is to compare to values that are a member of Ord typeclass.<text:s/></text:span><text:span text:style-name="T32">Compare</text:span><text:span text:style-name="T33"><text:s/>returns a value of type<text:s/></text:span><text:span text:style-name="T34">Ordering</text:span><text:span text:style-name="T35">. There are 3 possible values for Ordering type; LT, GT and EQ.</text:span></text:p>
      <text:p text:style-name="P36">example,</text:p>
      <text:p text:style-name="Standard"><text:span text:style-name="T37">&gt;<text:s/></text:span><text:span text:style-name="T38">2 `compare` 3</text:span></text:p>
      <text:p text:style-name="P39">LT</text:p>
      <text:p text:style-name="Standard"><text:span text:style-name="T40">&gt;<text:s/></text:span><text:span text:style-name="T41">:t LT</text:span></text:p>
      <text:p text:style-name="P42">LT :: Ordering.</text:p>
      <text:p text:style-name="P43"/>
      <text:p text:style-name="Standard"><text:span text:style-name="T44">Show<text:s/></text:span><text:span text:style-name="T45"><text:s/>is another <text:s/>typeclass, which represents types that can be “shown” as strings. The most useful function that delas with Show typeclass values is<text:s/></text:span><text:span text:style-name="T46">show</text:span><text:span text:style-name="T47">.</text:span></text:p>
      <text:p text:style-name="Standard"><text:span text:style-name="T48">&gt; show 3</text:span></text:p>
      <text:p text:style-name="Standard"><text:span text:style-name="T49">“3”</text:span></text:p>
      <text:p text:style-name="Standard"><text:span text:style-name="T50">&gt;:t show</text:span></text:p>
      <text:p text:style-name="Standard"><text:span text:style-name="T51">show :: Show a =&gt;</text:span><text:span text:style-name="T52"><text:s/>a -&gt; [Char]</text:span></text:p>
      <text:p text:style-name="Standard"><text:span text:style-name="T53">Note that [Char] and String are same. There is no difference. Also, types always start with a capital letter.</text:span></text:p>
      <text:p text:style-name="P54"/>
      <text:p text:style-name="Standard"><text:span text:style-name="T55">read<text:s/></text:span><text:span text:style-name="T56">function is opposite to<text:s/></text:span><text:span text:style-name="T57">show</text:span><text:span text:style-name="T58">. It takes in a String and returns a value whose type is of class<text:s/></text:span><text:span text:style-name="T59">Read</text:span><text:span text:style-name="T60">. This means it can be parsed</text:span><text:span text:style-name="T61"><text:s/>from a string into a value of its own type.</text:span></text:p>
      <text:p text:style-name="Standard"><text:span text:style-name="T62">&gt; :t read</text:span></text:p>
      <text:soft-page-break/>
      <text:p text:style-name="Standard"><text:span text:style-name="T63">read :: Read a =&gt; String -&gt; a</text:span></text:p>
      <text:p text:style-name="Standard"><text:span text:style-name="T64">example</text:span></text:p>
      <text:p text:style-name="Standard"><text:span text:style-name="T65">&gt; read “42” + 5</text:span></text:p>
      <text:p text:style-name="Standard"><text:span text:style-name="T66">47</text:span></text:p>
      <text:p text:style-name="Standard"><text:span text:style-name="T67">&gt; read “20”</text:span></text:p>
      <text:p text:style-name="Standard"><text:span text:style-name="T68">*error*</text:span></text:p>
      <text:p text:style-name="Standard"><text:span text:style-name="T69">This error occurs as haskell doesn't know how to interpret this value. It can be Int, Integer, Float, Double. Unless we prov</text:span><text:span text:style-name="T70">ide a context of use, there is no way to know how to parse it. Hence the error.</text:span></text:p>
      <text:p text:style-name="Standard"><text:span text:style-name="T71">However, using<text:s/></text:span><text:span text:style-name="T72">explicit type annotation</text:span><text:span text:style-name="T73">, we can tell interpreter how to parse the string without context. Example,</text:span></text:p>
      <text:p text:style-name="Standard"><text:span text:style-name="T74">&gt; read “20” :: Int</text:span></text:p>
      <text:p text:style-name="Standard"><text:span text:style-name="T75">20</text:span></text:p>
      <text:p text:style-name="Standard"><text:span text:style-name="T76">Type annotation explicitly states what<text:s/></text:span><text:span text:style-name="T77">the type of an expression should be.</text:span></text:p>
      <text:p text:style-name="P78"/>
      <text:p text:style-name="Standard"><text:span text:style-name="T79">Types of<text:s/></text:span><text:span text:style-name="T80">Enum</text:span><text:span text:style-name="T81"><text:s/>typeclass can be enumerated, i.e., they can be used in range expressions. They have a sequential ordering from which ranges can be generated.</text:span></text:p>
      <text:p text:style-name="Standard"><text:span text:style-name="T82">&gt; succ 41</text:span></text:p>
      <text:p text:style-name="Standard"><text:span text:style-name="T83">42</text:span></text:p>
      <text:p text:style-name="Standard"><text:span text:style-name="T84">&gt; :t succ</text:span></text:p>
      <text:p text:style-name="Standard"><text:span text:style-name="T85">succ :: Enum t =&gt; t -&gt; t</text:span></text:p>
      <text:p text:style-name="P86"/>
      <text:p text:style-name="Standard"><text:span text:style-name="T87">Types of<text:s/></text:span><text:span text:style-name="T88">Bounded</text:span><text:span text:style-name="T89"><text:s/>typeclass have upper and lower bounds.</text:span></text:p>
      <text:p text:style-name="Standard"><text:span text:style-name="T90">&gt; minBou</text:span><text:span text:style-name="T91">nd :: Int</text:span></text:p>
      <text:p text:style-name="Standard"><text:span text:style-name="T92">-9223372036854775808</text:span></text:p>
      <text:p text:style-name="Standard"><text:span text:style-name="T93">&gt; :t minBound</text:span></text:p>
      <text:p text:style-name="Standard"><text:span text:style-name="T94">minBound :: Bounded a =&gt; a</text:span></text:p>
      <text:p text:style-name="Standard"><text:span text:style-name="T95">They are like<text:s/></text:span><text:span text:style-name="T96">polymorphic constants</text:span><text:span text:style-name="T97">, as their return value depends on the type, and its constant.</text:span></text:p>
      <text:p text:style-name="Standard"><text:span text:style-name="T98">Tuples can also be Bounded if all elements inside them are Bounded.</text:span></text:p>
      <text:p text:style-name="P99"/>
      <text:p text:style-name="Standard"><text:span text:style-name="T100">Num</text:span><text:span text:style-name="T101"><text:s/>is the numeri</text:span><text:span text:style-name="T102">c typeclass.</text:span></text:p>
      <text:p text:style-name="Standard"><text:span text:style-name="T103">Whole numbers are also polymorphic constants. <text:s/>They can act as any type that is a member of Num typeclass, eg, Int, Integer, Float etc</text:span></text:p>
      <text:p text:style-name="Standard"><text:span text:style-name="T104">&gt; 20 :: Float</text:span></text:p>
      <text:p text:style-name="Standard"><text:span text:style-name="T105">20.0</text:span></text:p>
      <text:p text:style-name="Standard"><text:span text:style-name="T106">&gt; :t 20</text:span></text:p>
      <text:p text:style-name="Standard"><text:span text:style-name="T107">20 :: Num a =&gt; a</text:span></text:p>
      <text:p text:style-name="P108"/>
      <text:p text:style-name="Standard"><text:span text:style-name="T109">Integral</text:span><text:span text:style-name="T110"><text:s/>typeclass includes only Int and Integer.<text:s/></text:span><text:span text:style-name="T111">Floating</text:span><text:span text:style-name="T112"><text:s/>includes Float and Double.</text:span></text:p>
      <text:p text:style-name="P113"/>
      <text:p text:style-name="Standard"><text:span text:style-name="T114">&gt; :t fromIntegral</text:span></text:p>
      <text:p text:style-name="Standard"><text:span text:style-name="T115">fromIntegral :: (Integral a, Num b) =&gt; a -&gt; b</text:span></text:p>
      <text:p text:style-name="Standard"><text:span text:style-name="T116">This is for those general situations when a function returns an Integral type and its result needs to be used with Floating point types for calculation.</text:span></text:p>
      <text:p text:style-name="Standard"/>
      <text:p text:style-name="Standard"><text:span text:style-name="T117">RealFloat</text:span><text:span text:style-name="T118"><text:s/>is another typeclass. It is probably a subclass of Floating. Do not know its exact purpose right now, but maybe it excludes irrational numbers?</text:span></text:p>
      <text:p text:style-name="P119"/>
      <text:soft-page-break/>
      <text:p text:style-name="Standard"><text:span text:style-name="T120">let</text:span><text:span text:style-name="T121"><text:s/>bindings are another way to define local variables, other than<text:s/></text:span><text:span text:style-name="T122">where</text:span><text:span text:style-name="T123">. They are more local than where, as they do not span across guards.</text:span></text:p>
      <text:p text:style-name="Standard"><text:span text:style-name="T124">Syntax of let bindings;</text:span></text:p>
      <text:p text:style-name="P125">let &lt;variable definitions&gt; in &lt;expression&gt;</text:p>
      <text:p text:style-name="P126">example</text:p>
      <text:p text:style-name="P127">cylinder r h =</text:p>
      <text:p text:style-name="P128"><text:s text:c="4"/>let pii = pi</text:p>
      <text:p text:style-name="P129"><text:s text:c="8"/>sideArea = 2 * pii * r * h</text:p>
      <text:p text:style-name="P130"><text:s text:c="8"/>topArea = pii * r^2</text:p>
      <text:p text:style-name="P131"><text:s text:c="4"/>in sideArea + 2*topArea</text:p>
      <text:p text:style-name="P132">Note that variables are aligned to left. This is required, similar to where bindings. let binding can be used anywhere an expression can be used.</text:p>
      <text:p text:style-name="P133">If we want to bind several variables in one statement in a single line, variable declarations can be separated by semi-colons</text:p>
      <text:p text:style-name="Standard"><text:span text:style-name="T134">&gt;<text:s/></text:span><text:span text:style-name="T135">4 * (let a=10; b=20 in a+b)</text:span></text:p>
      <text:p text:style-name="P136">Even pattern matching is available in let bindings</text:p>
      <text:p text:style-name="Standard"><text:span text:style-name="T137">&gt;<text:s/></text:span><text:span text:style-name="T138">4 * (let (a,b) = (1,2) in a+b)</text:span></text:p>
      <text:p text:style-name="P139"/>
      <text:p text:style-name="P140">Curried functions – Every function in Haskell<text:s/>actually takes only one parameter. When we create functions that take more than 1 parameter, we are creating intermediate functions. Example-</text:p>
      <text:p text:style-name="P141">&gt; max :: Ord <text:s/>a =&gt; a -&gt; a -&gt; a</text:p>
      <text:p text:style-name="P142">This is same as max :: Int a =&gt; a -&gt; (a -&gt; a)</text:p>
      <text:p text:style-name="P143">This means that mult is a function that takes an Int as parameter, and returns another function that takes an int as param and returns an integer.</text:p>
      <text:p text:style-name="P144">Therefore,</text:p>
      <text:p text:style-name="P145">&gt; :t (max 10)</text:p>
      <text:p text:style-name="P146">(max 10) :: (Num a, Ord a) =&gt; a -&gt; a</text:p>
      <text:p text:style-name="P147"/>
      <text:p text:style-name="Standard"><text:span text:style-name="T148">Infix functions can also be curried (applied partially) by using<text:s/></text:span><text:span text:style-name="T149">sections</text:span><text:span text:style-name="T150">. This is</text:span><text:span text:style-name="T151"><text:s/>just a fancy name for converting an infix function to prefix notation by using parenthesis</text:span></text:p>
      <text:p text:style-name="P152">addTen :: (Num a) =&gt; a -&gt; a</text:p>
      <text:p text:style-name="P153">addTen = (+) 10, or</text:p>
      <text:p text:style-name="P154">addTen = (+10)</text:p>
      <text:p text:style-name="P155">Note that this does not apply to ‘-’ function. If it was so, (-4) would mean a function that takes a<text:s/>parameter and subtracts 4 from it, instead of -4, simply.</text:p>
      <text:p text:style-name="P156">To actually get a function that subtracts -4 from parameter, use (subtract 4).</text:p>
      <text:p text:style-name="P157">This works for both the parameters in infix operations.</text:p>
      <text:p text:style-name="P158">(3+) is also a function, but it adds parameter to 3, instead<text:s/>of the other way round. To make it more clear, take this example</text:p>
      <text:p text:style-name="P159">&gt; (++ “That’s what YOU think!”)</text:p>
      <text:p text:style-name="P160">This function appends this annoying appendage to every string passed to it. Instead, if we used</text:p>
      <text:p text:style-name="P161">&gt; (“Basically, ” ++)</text:p>
      <text:p text:style-name="Standard"><text:span text:style-name="T162">This function will prefix any parameter wi</text:span><text:span text:style-name="T163">th the given phrase. Lesson – Order matters here.</text:span></text:p>
      <text:p text:style-name="Standard"/>
      <text:p text:style-name="Standard"><text:span text:style-name="T164">A function that flips the parameters -</text:span></text:p>
      <text:p text:style-name="Standard"><text:span text:style-name="T165"><text:tab/></text:span><text:span text:style-name="T166">flip' :: (a → b → c) → (b → a → c)</text:span></text:p>
      <text:p text:style-name="Standard"><text:span text:style-name="T167"><text:tab/>flip' f = g</text:span></text:p>
      <text:soft-page-break/>
      <text:p text:style-name="Standard"><text:span text:style-name="T168"><text:tab/></text:span><text:span text:style-name="T169"><text:tab/>where g x y = f y x</text:span></text:p>
      <text:p text:style-name="Standard"><text:span text:style-name="T170">Here,<text:s/></text:span><text:span text:style-name="T171">(g x y)</text:span><text:span text:style-name="T172"><text:s/>returns<text:s/></text:span><text:span text:style-name="T173">(f y x)</text:span><text:span text:style-name="T174">.<text:s/></text:span><text:span text:style-name="T175">(g x)</text:span><text:span text:style-name="T176"><text:s/>returns a function that takes one param and swaps it with</text:span><text:span text:style-name="T177"><text:s/>the in built param x before returning result. g is a function that takes 2 parameters and returns<text:s/></text:span><text:span text:style-name="T178">f y x</text:span><text:span text:style-name="T179">.</text:span></text:p>
      <text:p text:style-name="Standard"><text:span text:style-name="T180">Since → is right- associative, we can remove the parenthesis and write it like</text:span></text:p>
      <text:p text:style-name="Standard"><text:span text:style-name="T181"><text:tab/></text:span><text:span text:style-name="T182">flip' :: (a → b → c) → b → a → c</text:span></text:p>
      <text:p text:style-name="Standard"><text:span text:style-name="T183">This means flip' is a function that<text:s/></text:span><text:span text:style-name="T184">can be called with 3 params ( first param is a function) and that would return a value such that f is applied with its parameters reversed</text:span></text:p>
      <text:p text:style-name="Standard"><text:span text:style-name="T185"><text:tab/></text:span><text:span text:style-name="T186">flip' f x y = f y x</text:span></text:p>
      <text:p text:style-name="Standard"><text:span text:style-name="T187">This works, since, if we call flip' with just one parameter (function f), it returns a partial f</text:span><text:span text:style-name="T188">unction, which is exactly what we need flip' to do.</text:span></text:p>
      <text:p text:style-name="Standard"/>
      <text:p text:style-name="Standard"><text:span text:style-name="T189">or<text:s/></text:span><text:span text:style-name="T190">function in haskell takes a list of boolean values as input and returns a Bool as output.</text:span></text:p>
      <text:p text:style-name="Standard"/>
      <text:soft-page-break/>
      <text:p text:style-name="P191">MODULES</text:p>
      <text:p text:style-name="P192"/>
      <text:p text:style-name="Standard"><text:span text:style-name="T193">Haskell standard library is split into<text:s/></text:span><text:span text:style-name="T194">modules</text:span><text:span text:style-name="T195">. A module can be imported in current script by</text:span></text:p>
      <text:p text:style-name="P196">import &lt;module-name&gt;</text:p>
      <text:p text:style-name="Standard"><text:span text:style-name="T197">All the functions used so far were a part of<text:s/></text:span><text:span text:style-name="T198">Prelude</text:span><text:span text:style-name="T199"><text:s/>module. They are imported by default when ghci is fired up.</text:span></text:p>
      <text:p text:style-name="P200">When in ghci, modules can be imported by</text:p>
      <text:p text:style-name="P201">&gt; :m + &lt;module-name&gt;</text:p>
      <text:p text:style-name="P202">This imports all functions in the module in a global namespace.</text:p>
      <text:p text:style-name="P203"/>
      <text:p text:style-name="Standard"><text:span text:style-name="T204">nub</text:span><text:span text:style-name="T205"><text:s/>function in Data.List module removes duplicates in a list. It only keeps the first element and removes the rest.</text:span></text:p>
      <text:p text:style-name="P206"/>
      <text:p text:style-name="P207">To import all the functions in a module, except a few, use</text:p>
      <text:p text:style-name="P208">&gt; import Data.List hiding (nub)</text:p>
      <text:p text:style-name="P209"/>
      <text:p text:style-name="Standard"><text:span text:style-name="T210">If you don’t want to pollute the global namesp</text:span><text:span text:style-name="T211">ace by imports, use<text:s/></text:span><text:span text:style-name="T212">qualified</text:span><text:span text:style-name="T213"><text:s/>imports as follows</text:span></text:p>
      <text:p text:style-name="P214">&gt; import qualified Data.List</text:p>
      <text:p text:style-name="Standard"><text:span text:style-name="T215">This means that each function in Data.List has to be prefixed by<text:s/></text:span><text:span text:style-name="T216">Data.List.</text:span></text:p>
      <text:p text:style-name="P217">However, there’s a better way to do this, if writing Data.List everytime seems too verbose</text:p>
      <text:p text:style-name="P218">&gt; import qualified Data.List as M</text:p>
      <text:p text:style-name="P219">Now functions like nub can be called as</text:p>
      <text:p text:style-name="P220">&gt; M.nub [1,2,2,23]</text:p>
      <text:p text:style-name="P221"/>
      <text:p text:style-name="Standard"><text:span text:style-name="T222">Similar to<text:s/></text:span><text:span text:style-name="T223">or</text:span><text:span text:style-name="T224">,<text:s/></text:span><text:span text:style-name="T225">and</text:span><text:span text:style-name="T226"><text:s/>also takes a predicate and a list and checks if all of the resulting Booleans are true.</text:span></text:p>
      <text:p text:style-name="P227">&gt; and (==4) [4,8 `div` 2]</text:p>
      <text:p text:style-name="P228">True</text:p>
      <text:p text:style-name="P229">Other such functions are</text:p>
      <text:p text:style-name="P230">&gt; any (==4) [1,2,3,4,5]</text:p>
      <text:p text:style-name="P231">True</text:p>
      <text:p text:style-name="P232">&gt; all (&gt;4) [6,7,8]</text:p>
      <text:p text:style-name="P233">True</text:p>
      <text:p text:style-name="P234"/>
      <text:p text:style-name="P235">&gt; intersperse 1 [2,3,4]</text:p>
      <text:p text:style-name="P236">[2,1,3,1,4]</text:p>
      <text:p text:style-name="P237">Adds the first parameter between every 2 consecutive elements of supplied list.</text:p>
      <text:p text:style-name="P238"/>
      <text:p text:style-name="P239">&gt; intercalate “ “ [“Hey”, “There”]</text:p>
      <text:p text:style-name="P240">“Hey There”</text:p>
      <text:p text:style-name="P241">Inserts first parameter (a list) between<text:s/>elements of a nested list, and then flattens the resulting list.</text:p>
      <text:p text:style-name="P242"/>
      <text:p text:style-name="P243">&gt; concat [“foo”, “bar”, “baz”]</text:p>
      <text:p text:style-name="P244">“foobarbaz”</text:p>
      <text:p text:style-name="P245">Flattens a list of lists into a list.</text:p>
      <text:p text:style-name="P246">&gt; :t concatMap :: (a -&gt; [a]) -&gt; [a] -&gt; [a]</text:p>
      <text:p text:style-name="P247">It first applies a function of type (a -&gt; [a]) to a list. This creates a nested list, and then flattens the resulting nested list using concat.</text:p>
      <text:soft-page-break/>
      <text:p text:style-name="Standard"><text:span text:style-name="T248">In essence, this is same as<text:s/></text:span><text:span text:style-name="T249">concat.(map f)</text:span></text:p>
      <text:p text:style-name="P250"/>
      <text:p text:style-name="P251">&gt; splitAt 3 “Kaustubh”</text:p>
      <text:p text:style-name="P252">(“Kau”, “stubh”)</text:p>
      <text:p text:style-name="P253">It can take any numeric value as parameter.</text:p>
      <text:p text:style-name="P254"/>
      <text:p text:style-name="P255">&gt; iterate (*2) 1</text:p>
      <text:p text:style-name="P256">[1,2,4,8,16…]</text:p>
      <text:p text:style-name="P257">This produces an infinite list. Takes a function and a starting value. Function is applied successively to result infinitely. Should be used in conjugation with take or takeWhile type functions.</text:p>
      <text:p text:style-name="P258"/>
      <text:p text:style-name="Standard"><text:span text:style-name="T259">Similar to<text:s/></text:span><text:span text:style-name="T260">takeWhile</text:span><text:span text:style-name="T261">, we have<text:s/></text:span><text:span text:style-name="T262">dropWhile</text:span><text:span text:style-name="T263">, which drops the elements of the list<text:s/></text:span><text:span text:style-name="T264">until the predicate is true.</text:span></text:p>
      <text:p text:style-name="P265"/>
      <text:p text:style-name="Standard"><text:span text:style-name="T266">span</text:span><text:span text:style-name="T267"><text:s/>is like<text:s/></text:span><text:span text:style-name="T268">takeWhile</text:span><text:span text:style-name="T269">, but it returns a pair of list. The first part is what would be returned if takeWhile was called instead, and second part is is the remainder of list.</text:span></text:p>
      <text:p text:style-name="Standard"><text:span text:style-name="T270">break</text:span><text:span text:style-name="T271"><text:s/>is like opposite to<text:s/></text:span><text:span text:style-name="T272">span.</text:span><text:span text:style-name="T273"><text:s/>It takes the list el</text:span><text:span text:style-name="T274">ements until the predicate is true and then breaks at that point</text:span></text:p>
      <text:p text:style-name="P275">&gt; break (==4) [1,2,3,4,5,6,7]</text:p>
      <text:p text:style-name="P276">([1,2,3],[4,5,6,7])</text:p>
      <text:p text:style-name="P277"/>
      <text:p text:style-name="Standard"><text:span text:style-name="T278">group</text:span><text:span text:style-name="T279"><text:s/>takes a list and groups adjacent elemenets into sublists if they are equal.</text:span></text:p>
      <text:p text:style-name="P280">&gt; group [1,2,2,3,3,3,4,5,5]</text:p>
      <text:p text:style-name="P281">[[1],[2,2],[3,3,3],[4],[5,5]]</text:p>
      <text:p text:style-name="P282"/>
      <text:p text:style-name="Standard"><text:span text:style-name="T283">inits</text:span><text:span text:style-name="T284"><text:s/>returns a sequence of all possible prefixes of a list</text:span></text:p>
      <text:p text:style-name="P285">&gt; inits “abcd”</text:p>
      <text:p text:style-name="P286">[“”, “a”, “ab”, “abc”, “abcd”]</text:p>
      <text:p text:style-name="P287"/>
      <text:p text:style-name="Standard"><text:span text:style-name="T288">tails</text:span><text:span text:style-name="T289"><text:s/>is similar. It returns the sequence of all possible suffixes, beginning with the longest.</text:span></text:p>
      <text:p text:style-name="P290">&gt; tails “abcd”</text:p>
      <text:p text:style-name="P291">[“abcd”, “bcd”, “cd”, “d”, “”]</text:p>
      <text:p text:style-name="P292"/>
      <text:p text:style-name="Standard"><text:span text:style-name="T293">isInfixOf</text:span><text:span text:style-name="T294"><text:s/>f</text:span><text:span text:style-name="T295">unction is the Haskell equivalent of substring search.</text:span></text:p>
      <text:p text:style-name="P296">&gt; “cat” isInfixOf “concatenate”</text:p>
      <text:p text:style-name="P297">True</text:p>
      <text:p text:style-name="P298"/>
      <text:p text:style-name="Standard"><text:span text:style-name="T299">To search for a pattern at beginning or end, use<text:s/></text:span><text:span text:style-name="T300">isPrefixOf</text:span><text:span text:style-name="T301"><text:s/>and<text:s/></text:span><text:span text:style-name="T302">isSuffixOf</text:span><text:span text:style-name="T303"><text:s/>respectively.</text:span></text:p>
      <text:p text:style-name="P304"/>
      <text:p text:style-name="Standard"><text:span text:style-name="T305">Maybe</text:span><text:span text:style-name="T306"><text:s/>is an interesting type. It can have 2 values,<text:s/></text:span><text:span text:style-name="T307">Just &lt;something&gt;,</text:span><text:span text:style-name="T308"><text:s/>or<text:s/></text:span><text:span text:style-name="T309">Nothing</text:span></text:p>
      <text:p text:style-name="P310">It is typicaly used as a return value for functions that may or maynot return something. For example, let’s say we are trying to find the first element in a list that satisfies a particular predicate. It is not manadatory that we’ll find such an element. In that case, returning Nothing makes sense. If we want to return something, return it as a Just value. Note that Just can only encapsulate a single value</text:p>
      <text:p text:style-name="P311"/>
      <text:p text:style-name="P312">&gt; find (&gt;3) [1,2,3,4,5]</text:p>
      <text:p text:style-name="P313">Just 4</text:p>
      <text:p text:style-name="P314">&gt; find (&gt;3) [1,2,3]</text:p>
      <text:soft-page-break/>
      <text:p text:style-name="P315">Nothing</text:p>
      <text:p text:style-name="P316"/>
      <text:p text:style-name="Standard"><text:span text:style-name="T317">Another good example is<text:s/></text:span><text:span text:style-name="T318">elemIndex</text:span><text:span text:style-name="T319">.</text:span></text:p>
      <text:p text:style-name="P320">&gt; ‘i’ `elemindex` “kaustubh”</text:p>
      <text:p text:style-name="P321">Nothing</text:p>
      <text:p text:style-name="P322">&gt; ‘a’ `elemindex` “kaustubh”</text:p>
      <text:p text:style-name="P323">Just 1</text:p>
      <text:p text:style-name="P324"/>
      <text:p text:style-name="Standard"><text:span text:style-name="T325">Now, there are many ways to extract the value from Maybe type. Go lookup<text:s/></text:span><text:span text:style-name="T326">fromJust</text:span><text:span text:style-name="T327">,<text:s/></text:span><text:span text:style-name="T328">fromMaybe, maybeToList</text:span><text:span text:style-name="T329"><text:s/>etc.</text:span></text:p>
      <text:p text:style-name="P330"/>
      <text:p text:style-name="Standard"><text:span text:style-name="T331">elemIndices</text:span><text:span text:style-name="T332"><text:s/>– returns a list of indices that satisfy the predicate</text:span></text:p>
      <text:p text:style-name="Standard"><text:span text:style-name="T333">findIndex</text:span><text:span text:style-name="T334"><text:s/>– finds first index at which predicate holds. Wrapped in Maybe.</text:span></text:p>
      <text:p text:style-name="Standard"><text:span text:style-name="T335">findIndices</text:span><text:span text:style-name="T336"><text:s/>– list of such indices.</text:span></text:p>
      <text:p text:style-name="P337"/>
      <text:p text:style-name="Standard"><text:span text:style-name="T338">zip –</text:span><text:span text:style-name="T339"><text:s/>zips 2 lists together to create a list of tuple. Bigger list is cut to size.</text:span></text:p>
      <text:p text:style-name="Standard"><text:span text:style-name="T340">zipWit</text:span><text:span text:style-name="T341">h</text:span><text:span text:style-name="T342"><text:s/>– zips 2 lists together using a binary function. Result is a list.</text:span></text:p>
      <text:p text:style-name="P343">Since we may require to zip more than 2 lists together, zip3, zip4… zip7 variants exist. Similarly, zipWith3 etc also exist.</text:p>
      <text:p text:style-name="P344"/>
      <text:p text:style-name="Standard"><text:span text:style-name="T345">lines</text:span><text:span text:style-name="T346"><text:s/>– used to break a String into list of strings, delimite</text:span><text:span text:style-name="T347">d by a \n character</text:span></text:p>
      <text:p text:style-name="P348">&gt; lines “This\sis\artificial”</text:p>
      <text:p text:style-name="P349">[“This”, “is”, “artificial”]</text:p>
      <text:p text:style-name="Standard"><text:span text:style-name="T350">unlines</text:span><text:span text:style-name="T351"><text:s/>– takes a list of strings and converts them into a single string, with individual componenets separated by \n delimiter.</text:span></text:p>
      <text:p text:style-name="Standard"><text:span text:style-name="T352">words –<text:s/></text:span><text:span text:style-name="T353">break strings using whitespace as delimi</text:span><text:span text:style-name="T354">ter.</text:span></text:p>
      <text:p text:style-name="Standard"><text:span text:style-name="T355">unwords</text:span><text:span text:style-name="T356"><text:s/>– joins list of words to a string, delimited by a single whitespace</text:span></text:p>
      <text:p text:style-name="P357"/>
      <text:p text:style-name="P358">&gt; delete ‘h’ “hi there!”</text:p>
      <text:p text:style-name="P359">“i there!”</text:p>
      <text:p text:style-name="Standard"><text:span text:style-name="T360">Deletes first occurrence of 1</text:span><text:span text:style-name="T361">st</text:span><text:span text:style-name="T362"><text:s/>params from supplied list</text:span></text:p>
      <text:p text:style-name="P363"/>
      <text:p text:style-name="P364">\\ is the list difference function.</text:p>
      <text:p text:style-name="P365">&gt; [1,2,2,3,4] \\ [2,4]</text:p>
      <text:p text:style-name="P366">[1,2,3]</text:p>
      <text:p text:style-name="P367">Removes first occurrence of each character in second list from first list.</text:p>
      <text:p text:style-name="P368"/>
      <text:p text:style-name="Standard"><text:span text:style-name="T369">union</text:span><text:span text:style-name="T370"><text:s/>– adds all elements of 2</text:span><text:span text:style-name="T371">nd</text:span><text:span text:style-name="T372"><text:s/>list that aren’t already in 1</text:span><text:span text:style-name="T373">st</text:span><text:span text:style-name="T374"><text:s/>list.</text:span></text:p>
      <text:p text:style-name="Standard"><text:span text:style-name="T375">intersect</text:span><text:span text:style-name="T376"><text:s text:c="2"/>- returns only the elements that can be found in both the lists.</text:span></text:p>
      <text:p text:style-name="Standard"><text:span text:style-name="T377">insert</text:span><text:span text:style-name="T378"><text:s text:c="2"/>- inserts the element in list before<text:s/></text:span><text:span text:style-name="T379">the first element which is larger.</text:span></text:p>
      <text:p text:style-name="P380"/>
      <text:p text:style-name="Standard"><text:span text:style-name="T381">Many functions like<text:s/></text:span><text:span text:style-name="T382">length, drop, take, splitAt</text:span><text:span text:style-name="T383"><text:s text:c="2"/>take or return<text:s/></text:span><text:span text:style-name="T384">Int</text:span><text:span text:style-name="T385">,<text:s/></text:span><text:span text:style-name="T386">which can be restrictive, if we want a general Num type value. Data.List module has generic equivalents which can produce/take Num type values, such as<text:s/></text:span><text:span text:style-name="T387">genericLength, genericDrop</text:span><text:span text:style-name="T388"><text:s/>etc</text:span></text:p>
      <text:p text:style-name="P389"/>
      <text:p text:style-name="Standard"><text:span text:style-name="T390">nubBy</text:span><text:span text:style-name="T391"><text:s/>is similar to<text:s/></text:span><text:span text:style-name="T392">nub</text:span><text:span text:style-name="T393">, but takes an additional predicate to check for equality, instead of using (==) by default. This can be used where we want to supply custom equality test.</text:span></text:p>
      <text:soft-page-break/>
      <text:p text:style-name="Standard"><text:span text:style-name="T394">Similar functions exist for other such functions, like<text:s/></text:span><text:span text:style-name="T395">deleteBy, unionB</text:span><text:span text:style-name="T396">y, intersectBy</text:span><text:span text:style-name="T397"><text:s/>and<text:s/></text:span><text:span text:style-name="T398">groupBy.</text:span><text:span text:style-name="T399"><text:s/>All such predicates are binary functions.</text:span></text:p>
      <text:p text:style-name="P400"/>
      <text:p text:style-name="Standard"><text:span text:style-name="T401">These 'By' type functions use an equality test, where definition of equality is changed. Let's say we want to group elements by their sign (positive or negative).</text:span></text:p>
      <text:p text:style-name="P402">The predicate can be written like -</text:p>
      <text:p text:style-name="Standard"><text:span text:style-name="T403"><text:tab/></text:span><text:span text:style-name="T404">(\x y -&gt; ((x &gt; 0)&amp;&amp;(y&gt;0)) || ((x &lt;= 0)&amp;&amp;(y&lt;=0)))</text:span></text:p>
      <text:p text:style-name="P405"/>
      <text:p text:style-name="P406">A better way to write it could be</text:p>
      <text:p text:style-name="Standard"><text:span text:style-name="T407"><text:tab/></text:span><text:span text:style-name="T408">(\x y -&gt; (x &gt; 0) == (y &gt; 0))</text:span></text:p>
      <text:p text:style-name="P409"/>
      <text:p text:style-name="Standard"><text:span text:style-name="T410">Turns out this is something we want to do fairly often when working with 'By' type of functions. There exists an abstraction</text:span><text:span text:style-name="T411"><text:s/>in the form of<text:s/></text:span><text:span text:style-name="T412">on</text:span><text:span text:style-name="T413"><text:s/>function, defined in<text:s/></text:span><text:span text:style-name="T414">Data.Function,<text:s/></text:span><text:span text:style-name="T415">which is defined as follows</text:span></text:p>
      <text:p text:style-name="P416"><text:tab/>on :: (a -&gt; a -&gt; b) -&gt; (c -&gt; a) -&gt; c -&gt; c -&gt; b</text:p>
      <text:p text:style-name="P417"><text:tab/>on f g x y= f (g x) (g y)</text:p>
      <text:p text:style-name="P418">Note that in previous example, f can be substituted for (==) and g for (&gt;0). The predicate can then be written as</text:p>
      <text:p text:style-name="P419"><text:tab/>(==) `on` (&gt;0)</text:p>
      <text:p text:style-name="P420">Think of it as – f is applied on g, where g is a unary function, and f is a binary function.</text:p>
      <text:p text:style-name="P421"/>
      <text:p text:style-name="Standard"><text:span text:style-name="T422">sortBy</text:span><text:span text:style-name="T423"><text:s/>is similar. It can be used to sort based on a user defined function, rather than built in<text:s/></text:span><text:span text:style-name="T424">compare</text:span><text:span text:style-name="T425">. Let's say we have a list</text:span><text:span text:style-name="T426"><text:s/>of lists and we want to arrange it such that sublists are in ascending order of length.<text:s/></text:span><text:span text:style-name="T427">sortBy<text:s/></text:span><text:span text:style-name="T428">expects the passed in function to be of type</text:span></text:p>
      <text:p text:style-name="P429"><text:tab/>a -&gt; a -&gt; Ordering</text:p>
      <text:p text:style-name="P430">The function to be passed can be written as</text:p>
      <text:p text:style-name="P431"><text:tab/>(\x y -&gt; (length x) `compare` (length y))</text:p>
      <text:p text:style-name="P432">Using 'on' function, it can be written more elegantly as</text:p>
      <text:p text:style-name="P433"><text:tab/>(compare `on` length)</text:p>
      <text:p text:style-name="P434">It also reads quite nicely :)</text:p>
      <text:p text:style-name="P435"/>
      <text:p text:style-name="Standard"><text:span text:style-name="T436">Data.Char module defines an enumeration type called<text:s/></text:span><text:span text:style-name="T437">GeneralCategory</text:span><text:span text:style-name="T438">. It presents a few categories (31 to be precise) to which a character can belong. To</text:span><text:span text:style-name="T439"><text:s/>check what category a character belongs to, there's a function called<text:s/></text:span><text:span text:style-name="T440">generalCategory.</text:span></text:p>
      <text:p text:style-name="P441">&gt; generalCategory '.'</text:p>
      <text:p text:style-name="P442">OtherPunctuation</text:p>
      <text:p text:style-name="P443">&gt;<text:s/>map generalCategory “a &gt;#$”</text:p>
      <text:p text:style-name="P444">[LowercaseLetter,Space,MathSymbol,OtherPunctuation,CurrencySymbol]<text:s/><text:line-break/></text:p>
      <text:p text:style-name="Standard"><text:span text:style-name="T445">GeneralCategory</text:span><text:span text:style-name="T446"><text:s/>type is a part of Eq typeclass. Hence, characters can be compared on GeneralCategory also.</text:span></text:p>
      <text:p text:style-name="Standard"><text:span text:style-name="T447">&gt; generalCategory ' ' == Space</text:span></text:p>
      <text:p text:style-name="P448">True</text:p>
      <text:p text:style-name="P449"/>
      <text:p text:style-name="Standard"><text:span text:style-name="T450">intToDigit –<text:s/></text:span><text:span text:style-name="T451">I</text:span><text:span text:style-name="T452">nt to Char, valid values are 0 through 15</text:span></text:p>
      <text:p text:style-name="Standard"><text:span text:style-name="T453">digitToInt –<text:s/></text:span><text:span text:style-name="T454">Char to Int. Valid values are '0' through 'F' or 'f'</text:span></text:p>
      <text:p text:style-name="Standard"><text:span text:style-name="T455">ord</text:span><text:span text:style-name="T456"><text:s/>– Ascii value of character</text:span></text:p>
      <text:p text:style-name="Standard"><text:span text:style-name="T457">chr</text:span><text:span text:style-name="T458"><text:s/>– Character represented by Ascii value</text:span></text:p>
      <text:soft-page-break/>
      <text:p text:style-name="P459">Data.Map exports functions that conflict with those of Prelude and Data.List, so always do a qualified import.</text:p>
      <text:p text:style-name="P4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roman" svg:panose-1="0 0 0 0 0 0 0 0 0 0"/>
    <style:font-face style:name="Lohit Hindi" svg:font-family="Lohit Hindi" style:font-family-generic="roman" svg:panose-1="0 0 0 0 0 0 0 0 0 0"/>
    <style:font-face style:name="Arial" svg:font-family="Arial" style:font-family-generic="swiss" style:font-pitch="variable" svg:panose-1="2 11 6 4 2 2 2 2 2 4"/>
    <style:font-face style:name="Adobe Garamond Pro" svg:font-family="Adobe Garamond Pro" style:font-family-generic="roman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austubh Bansal</dc:creator>
    <meta:creation-date>2014-07-06T12:53:00Z</meta:creation-date>
    <dc:date>2014-07-14T04:47:00Z</dc:date>
    <meta:template xlink:href="Normal" xlink:type="simple"/>
    <meta:editing-cycles>29</meta:editing-cycles>
    <meta:editing-duration>PT15720S</meta:editing-duration>
    <meta:document-statistic meta:page-count="9" meta:paragraph-count="28" meta:word-count="2111" meta:character-count="14120" meta:row-count="100" meta:non-whitespace-character-count="12037"/>
  </office:meta>
</office:document-meta>
</file>